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Heading_20_1">
      <style:text-properties fo:language="en" fo:country="US" style:language-complex="ar" style:country-complex="SA"/>
    </style:style>
    <style:style style:name="P5" style:family="paragraph" style:parent-style-name="Heading_20_1">
      <style:paragraph-properties fo:break-before="page"/>
      <style:text-properties fo:language="en" fo:country="US" style:language-complex="ar" style:country-complex="SA"/>
    </style:style>
    <style:style style:name="P6" style:family="paragraph" style:parent-style-name="Standard">
      <style:text-properties officeooo:rsid="006f1dda" officeooo:paragraph-rsid="00302f62"/>
    </style:style>
    <style:style style:name="P7" style:family="paragraph" style:parent-style-name="Standard">
      <style:text-properties officeooo:rsid="006ea4fc" officeooo:paragraph-rsid="00302f62"/>
    </style:style>
    <style:style style:name="P8" style:family="paragraph" style:parent-style-name="Standard" style:list-style-name="L4">
      <style:paragraph-properties fo:text-align="start" style:justify-single-word="false"/>
      <style:text-properties officeooo:paragraph-rsid="00302f62"/>
    </style:style>
    <style:style style:name="P9" style:family="paragraph" style:parent-style-name="Standard">
      <style:text-properties fo:language="en" fo:country="US" style:language-complex="ar" style:country-complex="SA"/>
    </style:style>
    <style:style style:name="P10" style:family="paragraph" style:parent-style-name="Standard">
      <style:text-properties fo:language="en" fo:country="US" officeooo:rsid="006308d1" officeooo:paragraph-rsid="00319dd6" style:language-complex="ar" style:country-complex="SA"/>
    </style:style>
    <style:style style:name="P11" style:family="paragraph" style:parent-style-name="Standard">
      <style:text-properties officeooo:rsid="006203b2" officeooo:paragraph-rsid="00319dd6"/>
    </style:style>
    <style:style style:name="P12" style:family="paragraph" style:parent-style-name="Standard">
      <style:text-properties fo:color="#ff0000" fo:font-size="9pt" fo:language="en" fo:country="US" fo:font-style="italic" style:font-size-asian="9pt" style:font-style-asian="italic" style:font-size-complex="9pt" style:language-complex="ar" style:country-complex="SA"/>
    </style:style>
    <style:style style:name="P13" style:family="paragraph" style:parent-style-name="Standard">
      <style:text-properties fo:color="#ff0000" fo:font-size="9pt" fo:language="en" fo:country="US" fo:font-style="normal" style:font-size-asian="9pt" style:font-style-asian="normal" style:font-size-complex="9pt" style:language-complex="ar" style:country-complex="SA" style:font-style-complex="normal"/>
    </style:style>
    <style:style style:name="P1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5" style:family="paragraph" style:parent-style-name="Standard">
      <style:text-properties style:font-name="Arial" fo:language="en" fo:country="US" officeooo:paragraph-rsid="0021c380" style:language-complex="ar" style:country-complex="SA"/>
    </style:style>
    <style:style style:name="P16" style:family="paragraph" style:parent-style-name="Standard">
      <style:text-properties style:font-name="Arial" fo:language="en" fo:country="US" officeooo:rsid="001febee" officeooo:paragraph-rsid="0021c380" style:language-complex="ar" style:country-complex="SA"/>
    </style:style>
    <style:style style:name="P17" style:family="paragraph" style:parent-style-name="Standard">
      <style:paragraph-properties fo:margin-left="0in" fo:margin-right="0in" fo:text-align="start" style:justify-single-word="false" fo:text-indent="0in" style:auto-text-indent="false"/>
      <style:text-properties style:font-name="Consolas1" fo:font-size="8pt" style:font-size-asian="8pt" style:font-size-complex="8pt"/>
    </style:style>
    <style:style style:name="P18" style:family="paragraph" style:parent-style-name="Standard">
      <style:paragraph-properties fo:margin-left="0in" fo:margin-right="0in" fo:text-align="start" style:justify-single-word="false" fo:text-indent="0in" style:auto-text-indent="false"/>
      <style:text-properties style:font-name="Consolas1"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20" style:family="paragraph" style:parent-style-name="Standard">
      <style:paragraph-properties fo:margin-left="0in" fo:margin-right="0in" fo:text-align="start" style:justify-single-word="false" fo:text-indent="0in" style:auto-text-indent="false"/>
      <style:text-properties fo:font-size="8pt" officeooo:paragraph-rsid="00384435" style:font-size-asian="8pt" style:font-size-complex="8pt"/>
    </style:style>
    <style:style style:name="P21" style:family="paragraph" style:parent-style-name="Standard">
      <style:paragraph-properties fo:margin-left="0in" fo:margin-right="0in" fo:text-align="start" style:justify-single-word="false" fo:text-indent="0in" style:auto-text-indent="false"/>
      <style:text-properties fo:font-size="8pt" officeooo:paragraph-rsid="0039ab92" style:font-size-asian="8pt" style:font-size-complex="8pt"/>
    </style:style>
    <style:style style:name="P22"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P23" style:family="paragraph" style:parent-style-name="Standard">
      <style:paragraph-properties fo:margin-left="0in" fo:margin-right="0in" fo:text-align="start" style:justify-single-word="false" fo:text-indent="0in" style:auto-text-indent="false"/>
      <style:text-properties fo:font-size="9pt" officeooo:paragraph-rsid="003a9b85" style:font-size-asian="9pt" style:font-size-complex="9pt"/>
    </style:style>
    <style:style style:name="P24" style:family="paragraph" style:parent-style-name="Heading_20_2">
      <style:text-properties fo:language="en" fo:country="US" style:language-complex="ar" style:country-complex="SA"/>
    </style:style>
    <style:style style:name="P25" style:family="paragraph" style:parent-style-name="Heading_20_2">
      <style:text-properties fo:language="en" fo:country="US" officeooo:rsid="0021c380" officeooo:paragraph-rsid="0021c380" style:language-complex="ar" style:country-complex="SA"/>
    </style:style>
    <style:style style:name="P26" style:family="paragraph" style:parent-style-name="Heading_20_2">
      <style:text-properties fo:language="en" fo:country="US" officeooo:rsid="001febee" officeooo:paragraph-rsid="0021c380" style:language-complex="ar" style:country-complex="SA"/>
    </style:style>
    <style:style style:name="P27" style:family="paragraph" style:parent-style-name="Heading_20_2">
      <style:text-properties fo:language="en" fo:country="US" officeooo:paragraph-rsid="001febee" style:language-complex="ar" style:country-complex="SA"/>
    </style:style>
    <style:style style:name="P28" style:family="paragraph" style:parent-style-name="Heading_20_2">
      <style:text-properties officeooo:paragraph-rsid="0029d236"/>
    </style:style>
    <style:style style:name="P29" style:family="paragraph" style:parent-style-name="Heading_20_2">
      <style:text-properties officeooo:rsid="00594424" officeooo:paragraph-rsid="0032658f"/>
    </style:style>
    <style:style style:name="P30" style:family="paragraph" style:parent-style-name="Heading_20_2">
      <style:text-properties fo:font-weight="bold" officeooo:paragraph-rsid="0032658f" style:font-weight-asian="bold" style:font-weight-complex="bold"/>
    </style:style>
    <style:style style:name="P31" style:family="paragraph" style:parent-style-name="Heading_20_2">
      <style:text-properties officeooo:paragraph-rsid="0032658f"/>
    </style:style>
    <style:style style:name="P32" style:family="paragraph" style:parent-style-name="Heading_20_2">
      <style:text-properties officeooo:rsid="00329524" officeooo:paragraph-rsid="00329524"/>
    </style:style>
    <style:style style:name="P33" style:family="paragraph" style:parent-style-name="Body">
      <style:text-properties fo:language="en" fo:country="US" style:language-complex="ar" style:country-complex="SA"/>
    </style:style>
    <style:style style:name="P34" style:family="paragraph" style:parent-style-name="Body">
      <style:text-properties fo:language="en" fo:country="US" officeooo:rsid="002d178e" officeooo:paragraph-rsid="002eb47f" style:language-complex="ar" style:country-complex="SA"/>
    </style:style>
    <style:style style:name="P35" style:family="paragraph" style:parent-style-name="Body">
      <style:text-properties fo:language="en" fo:country="US" officeooo:rsid="001febee" officeooo:paragraph-rsid="0021c380" style:language-complex="ar" style:country-complex="SA"/>
    </style:style>
    <style:style style:name="P36" style:family="paragraph" style:parent-style-name="Body" style:list-style-name="L4">
      <style:paragraph-properties fo:text-align="start" style:justify-single-word="false"/>
      <style:text-properties fo:language="en" fo:country="US" fo:font-weight="bold" officeooo:rsid="00f83892" officeooo:paragraph-rsid="00302f62" style:font-weight-asian="bold" style:language-complex="ar" style:country-complex="SA" style:font-weight-complex="bold"/>
    </style:style>
    <style:style style:name="P37" style:family="paragraph" style:parent-style-name="Body">
      <style:text-properties fo:color="#ff0000" fo:language="en" fo:country="US" fo:font-style="italic" style:font-style-asian="italic" style:language-complex="ar" style:country-complex="SA"/>
    </style:style>
    <style:style style:name="P38" style:family="paragraph" style:parent-style-name="Body">
      <style:text-properties officeooo:rsid="002c21a3" officeooo:paragraph-rsid="002eb47f"/>
    </style:style>
    <style:style style:name="P39" style:family="paragraph" style:parent-style-name="Body">
      <style:text-properties officeooo:rsid="002cebf3" officeooo:paragraph-rsid="002eb47f"/>
    </style:style>
    <style:style style:name="P40" style:family="paragraph" style:parent-style-name="Body" style:list-style-name="L4">
      <style:text-properties officeooo:rsid="00536c9d" officeooo:paragraph-rsid="00302f62"/>
    </style:style>
    <style:style style:name="P41" style:family="paragraph" style:parent-style-name="Body" style:list-style-name="L4">
      <style:paragraph-properties fo:text-align="start" style:justify-single-word="false"/>
      <style:text-properties fo:font-weight="bold" officeooo:rsid="00bfe970" officeooo:paragraph-rsid="00302f62" style:font-weight-asian="bold" style:font-weight-complex="bold"/>
    </style:style>
    <style:style style:name="P42" style:family="paragraph" style:parent-style-name="Body" style:list-style-name="L4">
      <style:paragraph-properties fo:text-align="start" style:justify-single-word="false"/>
      <style:text-properties officeooo:paragraph-rsid="00302f62"/>
    </style:style>
    <style:style style:name="P43" style:family="paragraph" style:parent-style-name="Body" style:list-style-name="L6">
      <style:text-properties officeooo:rsid="003ddd2e" officeooo:paragraph-rsid="0032658f"/>
    </style:style>
    <style:style style:name="P44" style:family="paragraph" style:parent-style-name="Body" style:list-style-name="L6">
      <style:text-properties officeooo:rsid="014eb1da" officeooo:paragraph-rsid="0032658f"/>
    </style:style>
    <style:style style:name="P45" style:family="paragraph" style:parent-style-name="Body" style:list-style-name="L6">
      <style:text-properties officeooo:rsid="0038251b" officeooo:paragraph-rsid="0032658f"/>
    </style:style>
    <style:style style:name="P46" style:family="paragraph" style:parent-style-name="Body" style:list-style-name="L6">
      <style:text-properties officeooo:rsid="0057cee2" officeooo:paragraph-rsid="0032658f"/>
    </style:style>
    <style:style style:name="P47" style:family="paragraph" style:parent-style-name="Body" style:list-style-name="L6">
      <style:text-properties officeooo:rsid="004f5eeb" officeooo:paragraph-rsid="0032658f"/>
    </style:style>
    <style:style style:name="P48" style:family="paragraph" style:parent-style-name="Body" style:list-style-name="L6">
      <style:text-properties officeooo:paragraph-rsid="0032658f"/>
    </style:style>
    <style:style style:name="P49" style:family="paragraph" style:parent-style-name="Body" style:list-style-name="L6">
      <style:text-properties officeooo:rsid="003a16f0" officeooo:paragraph-rsid="0032658f"/>
    </style:style>
    <style:style style:name="P50" style:family="paragraph" style:parent-style-name="Body" style:list-style-name="L6">
      <style:text-properties officeooo:rsid="003969d9" officeooo:paragraph-rsid="0032658f"/>
    </style:style>
    <style:style style:name="P51" style:family="paragraph" style:parent-style-name="Body" style:list-style-name="L6">
      <style:text-properties officeooo:rsid="00638c67" officeooo:paragraph-rsid="0032658f"/>
    </style:style>
    <style:style style:name="P52" style:family="paragraph" style:parent-style-name="Body" style:list-style-name="L6">
      <style:text-properties officeooo:rsid="003b7e3f" officeooo:paragraph-rsid="0032658f"/>
    </style:style>
    <style:style style:name="P53" style:family="paragraph" style:parent-style-name="Body" style:list-style-name="L6">
      <style:text-properties officeooo:rsid="00401f67" officeooo:paragraph-rsid="0032658f"/>
    </style:style>
    <style:style style:name="P54" style:family="paragraph" style:parent-style-name="Body" style:list-style-name="L7">
      <style:text-properties officeooo:paragraph-rsid="0032658f"/>
    </style:style>
    <style:style style:name="P55" style:family="paragraph" style:parent-style-name="Body" style:list-style-name="L7">
      <style:text-properties officeooo:paragraph-rsid="00346edc"/>
    </style:style>
    <style:style style:name="P56" style:family="paragraph" style:parent-style-name="Body" style:list-style-name="L8">
      <style:text-properties officeooo:rsid="00329524" officeooo:paragraph-rsid="00329524"/>
    </style:style>
    <style:style style:name="P57" style:family="paragraph" style:parent-style-name="Body" style:list-style-name="L8">
      <style:text-properties officeooo:rsid="003654f0" officeooo:paragraph-rsid="003654f0"/>
    </style:style>
    <style:style style:name="P5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59" style:family="paragraph" style:parent-style-name="Body">
      <style:text-properties officeooo:paragraph-rsid="0021c380"/>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1" style:family="paragraph" style:parent-style-name="Body">
      <style:paragraph-properties fo:orphans="2" fo:widows="2" style:writing-mode="lr-tb"/>
    </style:style>
    <style:style style:name="P6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6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64" style:family="paragraph" style:parent-style-name="Document_20_Title">
      <style:text-properties fo:language="en" fo:country="US" style:language-complex="ar" style:country-complex="SA"/>
    </style:style>
    <style:style style:name="P65" style:family="paragraph" style:parent-style-name="Document_20_Title">
      <style:text-properties fo:language="en" fo:country="US" officeooo:rsid="002da020" officeooo:paragraph-rsid="002da020" style:language-complex="ar" style:country-complex="SA"/>
    </style:style>
    <style:style style:name="P6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7" style:family="paragraph" style:parent-style-name="CellBody">
      <style:paragraph-properties fo:keep-with-next="always" style:snap-to-layout-grid="false"/>
      <style:text-properties fo:language="en" fo:country="US" officeooo:rsid="0032813f" officeooo:paragraph-rsid="0032813f" style:language-complex="ar" style:country-complex="SA"/>
    </style:style>
    <style:style style:name="P68" style:family="paragraph" style:parent-style-name="CellBody">
      <style:paragraph-properties fo:keep-with-next="always" style:snap-to-layout-grid="false"/>
      <style:text-properties fo:language="en" fo:country="US" style:language-complex="ar" style:country-complex="SA"/>
    </style:style>
    <style:style style:name="P69" style:family="paragraph" style:parent-style-name="CellBody">
      <style:paragraph-properties style:snap-to-layout-grid="false"/>
      <style:text-properties fo:language="en" fo:country="US" officeooo:rsid="0032813f" officeooo:paragraph-rsid="0032813f" style:language-complex="ar" style:country-complex="SA"/>
    </style:style>
    <style:style style:name="P70" style:family="paragraph" style:parent-style-name="CellBody">
      <style:paragraph-properties style:snap-to-layout-grid="false"/>
      <style:text-properties fo:language="en" fo:country="US" style:language-complex="ar" style:country-complex="SA"/>
    </style:style>
    <style:style style:name="P71" style:family="paragraph" style:parent-style-name="CellBody">
      <style:paragraph-properties style:snap-to-layout-grid="false"/>
      <style:text-properties fo:color="#ff0000" fo:language="en" fo:country="US" fo:font-style="italic" style:font-style-asian="italic" style:language-complex="ar" style:country-complex="SA"/>
    </style:style>
    <style:style style:name="P7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3" style:family="paragraph" style:parent-style-name="Abstract">
      <style:text-properties fo:language="en" fo:country="US" officeooo:paragraph-rsid="002da020" style:language-complex="ar" style:country-complex="SA"/>
    </style:style>
    <style:style style:name="P74" style:family="paragraph" style:parent-style-name="Abstract">
      <style:text-properties fo:font-size="16pt" fo:language="en" fo:country="US" fo:font-weight="bold" style:font-size-asian="16pt" style:font-weight-asian="bold" style:language-complex="ar" style:country-complex="SA"/>
    </style:style>
    <style:style style:name="P75"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fo:font-weight="normal" style:font-weight-asian="normal" style:font-weight-complex="normal"/>
    </style:style>
    <style:style style:name="T11" style:family="text">
      <style:text-properties style:font-name="Courier New"/>
    </style:style>
    <style:style style:name="T12" style:family="text">
      <style:text-properties fo:color="#000000" style:font-name="Consolas1" fo:font-size="10pt" style:font-size-asian="10pt"/>
    </style:style>
    <style:style style:name="T13" style:family="text">
      <style:text-properties fo:color="#000000" style:font-name="Consolas1" fo:font-size="10pt" fo:font-style="italic" style:font-size-asian="10pt" style:font-style-asian="italic"/>
    </style:style>
    <style:style style:name="T14" style:family="text">
      <style:text-properties fo:color="#000000" style:font-name="Consolas1"/>
    </style:style>
    <style:style style:name="T15" style:family="text">
      <style:text-properties fo:color="#000000" style:font-name="Consolas1" fo:font-style="italic" style:font-style-asian="italic"/>
    </style:style>
    <style:style style:name="T16" style:family="text">
      <style:text-properties fo:color="#000000" style:font-name="Consolas1" fo:font-style="italic" fo:font-weight="bold" style:font-style-asian="italic" style:font-weight-asian="bold"/>
    </style:style>
    <style:style style:name="T17" style:family="text">
      <style:text-properties fo:color="#000000" style:font-name="Consolas1" fo:font-size="15pt" style:font-size-asian="15pt"/>
    </style:style>
    <style:style style:name="T18" style:family="text">
      <style:text-properties fo:color="#000000" style:font-name="Consolas1" fo:font-size="15pt" fo:font-style="italic" style:font-size-asian="15pt" style:font-style-asian="italic"/>
    </style:style>
    <style:style style:name="T19" style:family="text">
      <style:text-properties fo:color="#000000" style:font-name="Consolas1" fo:font-size="15pt" fo:background-color="#d4d4d4" loext:char-shading-value="0" style:font-size-asian="15pt"/>
    </style:style>
    <style:style style:name="T20" style:family="text">
      <style:text-properties fo:color="#000000" style:font-name="Consolas1" fo:background-color="#d4d4d4" loext:char-shading-value="0"/>
    </style:style>
    <style:style style:name="T21" style:family="text">
      <style:text-properties officeooo:rsid="002da020"/>
    </style:style>
    <style:style style:name="T22" style:family="text">
      <style:text-properties officeooo:rsid="0028dbf1"/>
    </style:style>
    <style:style style:name="T23" style:family="text">
      <style:text-properties officeooo:rsid="003a16f0"/>
    </style:style>
    <style:style style:name="T24" style:family="text">
      <style:text-properties officeooo:rsid="012cd3db"/>
    </style:style>
    <style:style style:name="T25" style:family="text">
      <style:text-properties officeooo:rsid="008e9ea4"/>
    </style:style>
    <style:style style:name="T26" style:family="text">
      <style:text-properties officeooo:rsid="00307388"/>
    </style:style>
    <style:style style:name="T27" style:family="text">
      <style:text-properties officeooo:rsid="00314bb7"/>
    </style:style>
    <style:style style:name="T28" style:family="text">
      <style:text-properties officeooo:rsid="003a4833"/>
    </style:style>
    <style:style style:name="T29" style:family="text">
      <style:text-properties officeooo:rsid="002eb47f"/>
    </style:style>
    <style:style style:name="T30" style:family="text">
      <style:text-properties officeooo:rsid="00817501"/>
    </style:style>
    <style:style style:name="T31" style:family="text">
      <style:text-properties officeooo:rsid="00dfcb97"/>
    </style:style>
    <style:style style:name="T32" style:family="text">
      <style:text-properties officeooo:rsid="0083720c"/>
    </style:style>
    <style:style style:name="T33" style:family="text">
      <style:text-properties officeooo:rsid="00851722"/>
    </style:style>
    <style:style style:name="T34" style:family="text">
      <style:text-properties officeooo:rsid="00870e4d"/>
    </style:style>
    <style:style style:name="T35" style:family="text">
      <style:text-properties officeooo:rsid="012fdeda"/>
    </style:style>
    <style:style style:name="T36" style:family="text">
      <style:text-properties officeooo:rsid="0131dda0"/>
    </style:style>
    <style:style style:name="T37" style:family="text">
      <style:text-properties officeooo:rsid="00d780a9"/>
    </style:style>
    <style:style style:name="T38" style:family="text">
      <style:text-properties officeooo:rsid="0130f5c4"/>
    </style:style>
    <style:style style:name="T39" style:family="text">
      <style:text-properties officeooo:rsid="00dcdf3f"/>
    </style:style>
    <style:style style:name="T40" style:family="text">
      <style:text-properties officeooo:rsid="0080d980"/>
    </style:style>
    <style:style style:name="T41" style:family="text">
      <style:text-properties fo:font-weight="normal" style:font-weight-asian="normal" style:font-weight-complex="normal"/>
    </style:style>
    <style:style style:name="T42" style:family="text">
      <style:text-properties fo:font-weight="normal" officeooo:rsid="0121d62f" style:font-weight-asian="normal" style:font-weight-complex="normal"/>
    </style:style>
    <style:style style:name="T43" style:family="text">
      <style:text-properties fo:font-weight="normal" officeooo:rsid="00fdc13d" style:font-weight-asian="normal" style:font-weight-complex="normal"/>
    </style:style>
    <style:style style:name="T44" style:family="text">
      <style:text-properties fo:font-weight="normal" officeooo:rsid="0123405e" style:font-weight-asian="normal" style:font-weight-complex="normal"/>
    </style:style>
    <style:style style:name="T45" style:family="text">
      <style:text-properties fo:font-weight="normal" officeooo:rsid="00fabce0" style:font-weight-asian="normal" style:font-weight-complex="normal"/>
    </style:style>
    <style:style style:name="T46" style:family="text">
      <style:text-properties fo:font-weight="normal" officeooo:rsid="00d506bd" style:font-weight-asian="normal" style:font-weight-complex="normal"/>
    </style:style>
    <style:style style:name="T47" style:family="text">
      <style:text-properties fo:font-weight="normal" officeooo:rsid="01361afd" style:font-weight-asian="normal" style:font-weight-complex="normal"/>
    </style:style>
    <style:style style:name="T48" style:family="text">
      <style:text-properties fo:font-weight="normal" officeooo:rsid="00f9a0ae" style:font-weight-asian="normal" style:font-weight-complex="normal"/>
    </style:style>
    <style:style style:name="T49" style:family="text">
      <style:text-properties fo:font-weight="normal" officeooo:rsid="0121ecc2" style:font-weight-asian="normal" style:font-weight-complex="normal"/>
    </style:style>
    <style:style style:name="T50" style:family="text">
      <style:text-properties fo:font-weight="normal" officeooo:rsid="01547292" style:font-weight-asian="normal" style:font-weight-complex="normal"/>
    </style:style>
    <style:style style:name="T51" style:family="text">
      <style:text-properties fo:font-weight="normal" officeooo:rsid="005ab07e" style:font-weight-asian="normal" style:font-weight-complex="normal"/>
    </style:style>
    <style:style style:name="T52" style:family="text">
      <style:text-properties fo:font-weight="normal" officeooo:rsid="014fa366" style:font-weight-asian="normal" style:font-weight-complex="normal"/>
    </style:style>
    <style:style style:name="T53" style:family="text">
      <style:text-properties fo:font-weight="normal" officeooo:rsid="010c21d5" style:font-weight-asian="normal" style:font-weight-complex="normal"/>
    </style:style>
    <style:style style:name="T54" style:family="text">
      <style:text-properties fo:font-weight="normal" officeooo:rsid="009fb34e" style:font-weight-asian="normal" style:font-weight-complex="normal"/>
    </style:style>
    <style:style style:name="T55" style:family="text">
      <style:text-properties fo:font-weight="normal" officeooo:rsid="004d663b" style:font-weight-asian="normal" style:font-weight-complex="normal"/>
    </style:style>
    <style:style style:name="T56" style:family="text">
      <style:text-properties fo:font-weight="normal" officeooo:rsid="00c911f0" style:font-weight-asian="normal" style:font-weight-complex="normal"/>
    </style:style>
    <style:style style:name="T57" style:family="text">
      <style:text-properties fo:font-weight="normal" officeooo:rsid="003ddd2e" style:font-weight-asian="normal" style:font-weight-complex="normal"/>
    </style:style>
    <style:style style:name="T58" style:family="text">
      <style:text-properties fo:font-weight="normal" officeooo:rsid="003e5432" style:font-weight-asian="normal" style:font-weight-complex="normal"/>
    </style:style>
    <style:style style:name="T59" style:family="text">
      <style:text-properties fo:font-weight="normal" officeooo:rsid="010527fa" style:font-weight-asian="normal" style:font-weight-complex="normal"/>
    </style:style>
    <style:style style:name="T60" style:family="text">
      <style:text-properties fo:font-weight="normal" officeooo:rsid="00be816d" style:font-weight-asian="normal" style:font-weight-complex="normal"/>
    </style:style>
    <style:style style:name="T61" style:family="text">
      <style:text-properties fo:font-weight="normal" officeooo:rsid="01062a01" style:font-weight-asian="normal" style:font-weight-complex="normal"/>
    </style:style>
    <style:style style:name="T62" style:family="text">
      <style:text-properties fo:font-weight="normal" officeooo:rsid="0107f255" style:font-weight-asian="normal" style:font-weight-complex="normal"/>
    </style:style>
    <style:style style:name="T63" style:family="text">
      <style:text-properties fo:font-weight="normal" officeooo:rsid="010e8df1" style:font-weight-asian="normal" style:font-weight-complex="normal"/>
    </style:style>
    <style:style style:name="T64" style:family="text">
      <style:text-properties fo:font-weight="normal" officeooo:rsid="01098667" style:font-weight-asian="normal" style:font-weight-complex="normal"/>
    </style:style>
    <style:style style:name="T65" style:family="text">
      <style:text-properties fo:font-weight="normal" officeooo:rsid="01251fbd" style:font-weight-asian="normal" style:font-weight-complex="normal"/>
    </style:style>
    <style:style style:name="T66" style:family="text">
      <style:text-properties fo:font-weight="normal" officeooo:rsid="003b7e3f" style:font-weight-asian="normal" style:font-weight-complex="normal"/>
    </style:style>
    <style:style style:name="T67" style:family="text">
      <style:text-properties fo:font-weight="normal" officeooo:rsid="010fee32" style:font-weight-asian="normal" style:font-weight-complex="normal"/>
    </style:style>
    <style:style style:name="T68" style:family="text">
      <style:text-properties fo:font-weight="normal" officeooo:rsid="005ae714" style:font-weight-asian="normal" style:font-weight-complex="normal"/>
    </style:style>
    <style:style style:name="T69" style:family="text">
      <style:text-properties fo:font-weight="normal" officeooo:rsid="0154579f" style:font-weight-asian="normal" style:font-weight-complex="normal"/>
    </style:style>
    <style:style style:name="T70" style:family="text">
      <style:text-properties fo:font-weight="normal" officeooo:rsid="005bb1f1" style:font-weight-asian="normal" style:font-weight-complex="normal"/>
    </style:style>
    <style:style style:name="T71" style:family="text">
      <style:text-properties fo:font-weight="normal" officeooo:rsid="003f3d31" style:font-weight-asian="normal" style:font-weight-complex="normal"/>
    </style:style>
    <style:style style:name="T72" style:family="text">
      <style:text-properties fo:font-weight="normal" officeooo:rsid="005c8c85" style:font-weight-asian="normal" style:font-weight-complex="normal"/>
    </style:style>
    <style:style style:name="T73" style:family="text">
      <style:text-properties fo:font-weight="normal" officeooo:rsid="00594424" style:font-weight-asian="normal" style:font-weight-complex="normal"/>
    </style:style>
    <style:style style:name="T74" style:family="text">
      <style:text-properties fo:font-weight="normal" officeooo:rsid="005074cb" style:font-weight-asian="normal" style:font-weight-complex="normal"/>
    </style:style>
    <style:style style:name="T75" style:family="text">
      <style:text-properties fo:font-weight="normal" officeooo:rsid="004a34fc" style:font-weight-asian="normal" style:font-weight-complex="normal"/>
    </style:style>
    <style:style style:name="T76" style:family="text">
      <style:text-properties fo:font-weight="normal" officeooo:rsid="00c456eb" style:font-weight-asian="normal" style:font-weight-complex="normal"/>
    </style:style>
    <style:style style:name="T77" style:family="text">
      <style:text-properties fo:font-weight="normal" officeooo:rsid="005c9140" style:font-weight-asian="normal" style:font-weight-complex="normal"/>
    </style:style>
    <style:style style:name="T78" style:family="text">
      <style:text-properties fo:font-weight="normal" officeooo:rsid="011edff1" style:font-weight-asian="normal" style:font-weight-complex="normal"/>
    </style:style>
    <style:style style:name="T79" style:family="text">
      <style:text-properties fo:font-weight="normal" officeooo:rsid="00c5bfe2" style:font-weight-asian="normal" style:font-weight-complex="normal"/>
    </style:style>
    <style:style style:name="T80" style:family="text">
      <style:text-properties fo:font-weight="normal" officeooo:rsid="0120d288" style:font-weight-asian="normal" style:font-weight-complex="normal"/>
    </style:style>
    <style:style style:name="T81" style:family="text">
      <style:text-properties fo:font-weight="normal" officeooo:rsid="0032cdcc" style:font-weight-asian="normal" style:font-weight-complex="normal"/>
    </style:style>
    <style:style style:name="T82" style:family="text">
      <style:text-properties fo:font-weight="normal" officeooo:rsid="00346edc" style:font-weight-asian="normal" style:font-weight-complex="normal"/>
    </style:style>
    <style:style style:name="T83" style:family="text">
      <style:text-properties fo:font-weight="normal" officeooo:rsid="003654f0" style:font-weight-asian="normal" style:font-weight-complex="normal"/>
    </style:style>
    <style:style style:name="T84" style:family="text">
      <style:text-properties style:font-name="Consolas" fo:font-weight="normal" style:font-weight-asian="normal" style:font-weight-complex="normal"/>
    </style:style>
    <style:style style:name="T85" style:family="text">
      <style:text-properties style:font-name="Consolas" fo:font-weight="normal" officeooo:rsid="00fdc13d" style:font-weight-asian="normal" style:font-weight-complex="normal"/>
    </style:style>
    <style:style style:name="T86" style:family="text">
      <style:text-properties style:font-name="Consolas" fo:font-weight="normal" officeooo:rsid="0121d62f" style:font-weight-asian="normal" style:font-weight-complex="normal"/>
    </style:style>
    <style:style style:name="T87" style:family="text">
      <style:text-properties style:font-name="Consolas" fo:font-weight="normal" officeooo:rsid="00f9a0ae" style:font-weight-asian="normal" style:font-weight-complex="normal"/>
    </style:style>
    <style:style style:name="T88" style:family="text">
      <style:text-properties style:font-name="Consolas" fo:font-weight="normal" officeooo:rsid="00fabce0" style:font-weight-asian="normal" style:font-weight-complex="normal"/>
    </style:style>
    <style:style style:name="T89" style:family="text">
      <style:text-properties style:font-name="Consolas" fo:font-weight="normal" officeooo:rsid="01547292" style:font-weight-asian="normal" style:font-weight-complex="normal"/>
    </style:style>
    <style:style style:name="T90" style:family="text">
      <style:text-properties style:font-name="Consolas" fo:font-weight="normal" officeooo:rsid="0120d288" style:font-weight-asian="normal" style:font-weight-complex="normal"/>
    </style:style>
    <style:style style:name="T91" style:family="text">
      <style:text-properties style:font-name="Consolas" officeooo:rsid="01142773"/>
    </style:style>
    <style:style style:name="T92" style:family="text">
      <style:text-properties fo:font-style="normal" fo:font-weight="normal" officeooo:rsid="0121d62f"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weight="bold" style:font-weight-asian="bold" style:font-weight-complex="bold"/>
    </style:style>
    <style:style style:name="T95" style:family="text">
      <style:text-properties fo:font-weight="bold" officeooo:rsid="00a72a7f" style:font-weight-asian="bold" style:font-weight-complex="bold"/>
    </style:style>
    <style:style style:name="T96" style:family="text">
      <style:text-properties fo:font-weight="bold" officeooo:rsid="01449af0" style:font-weight-asian="bold" style:font-weight-complex="bold"/>
    </style:style>
    <style:style style:name="T97" style:family="text">
      <style:text-properties fo:font-weight="bold" officeooo:rsid="01466e15" style:font-weight-asian="bold" style:font-weight-complex="bold"/>
    </style:style>
    <style:style style:name="T98" style:family="text">
      <style:text-properties fo:font-weight="bold" officeooo:rsid="01547292" style:font-weight-asian="bold" style:font-weight-complex="bold"/>
    </style:style>
    <style:style style:name="T99" style:family="text">
      <style:text-properties fo:font-weight="bold" officeooo:rsid="004d663b" style:font-weight-asian="bold" style:font-weight-complex="bold"/>
    </style:style>
    <style:style style:name="T100" style:family="text">
      <style:text-properties fo:font-weight="bold" officeooo:rsid="003ddd2e" style:font-weight-asian="bold" style:font-weight-complex="bold"/>
    </style:style>
    <style:style style:name="T101" style:family="text">
      <style:text-properties fo:font-weight="bold" officeooo:rsid="00638c67" style:font-weight-asian="bold" style:font-weight-complex="bold"/>
    </style:style>
    <style:style style:name="T102" style:family="text">
      <style:text-properties fo:font-weight="bold" officeooo:rsid="003f3d31" style:font-weight-asian="bold" style:font-weight-complex="bold"/>
    </style:style>
    <style:style style:name="T103" style:family="text">
      <style:text-properties fo:font-weight="bold" officeooo:rsid="00594424" style:font-weight-asian="bold" style:font-weight-complex="bold"/>
    </style:style>
    <style:style style:name="T104" style:family="text">
      <style:text-properties fo:font-weight="bold" officeooo:rsid="005074cb" style:font-weight-asian="bold" style:font-weight-complex="bold"/>
    </style:style>
    <style:style style:name="T105" style:family="text">
      <style:text-properties fo:font-weight="bold" officeooo:rsid="004a34fc" style:font-weight-asian="bold" style:font-weight-complex="bold"/>
    </style:style>
    <style:style style:name="T106" style:family="text">
      <style:text-properties fo:font-weight="bold" officeooo:rsid="005c8c85" style:font-weight-asian="bold" style:font-weight-complex="bold"/>
    </style:style>
    <style:style style:name="T107" style:family="text">
      <style:text-properties fo:font-weight="bold" officeooo:rsid="0054ae3e" style:font-weight-asian="bold" style:font-weight-complex="bold"/>
    </style:style>
    <style:style style:name="T108" style:family="text">
      <style:text-properties fo:font-weight="bold" officeooo:rsid="0032658f" style:font-weight-asian="bold" style:font-weight-complex="bold"/>
    </style:style>
    <style:style style:name="T109" style:family="text">
      <style:text-properties fo:font-weight="bold" officeooo:rsid="00346edc" style:font-weight-asian="bold" style:font-weight-complex="bold"/>
    </style:style>
    <style:style style:name="T110" style:family="text">
      <style:text-properties fo:color="#ce181e" fo:font-style="italic" officeooo:rsid="00cb9496" style:font-style-asian="italic" style:font-style-complex="italic"/>
    </style:style>
    <style:style style:name="T111" style:family="text">
      <style:text-properties fo:color="#ce181e" fo:font-style="italic" fo:font-weight="normal" style:font-style-asian="italic" style:font-weight-asian="normal" style:font-style-complex="italic" style:font-weight-complex="normal"/>
    </style:style>
    <style:style style:name="T112" style:family="text">
      <style:text-properties fo:color="#ce181e" fo:font-style="italic" fo:font-weight="normal" officeooo:rsid="00cb9496" style:font-style-asian="italic" style:font-weight-asian="normal" style:font-style-complex="italic" style:font-weight-complex="normal"/>
    </style:style>
    <style:style style:name="T113" style:family="text">
      <style:text-properties officeooo:rsid="00a2a60e"/>
    </style:style>
    <style:style style:name="T114" style:family="text">
      <style:text-properties officeooo:rsid="00a72a7f"/>
    </style:style>
    <style:style style:name="T115" style:family="text">
      <style:text-properties officeooo:rsid="00f49381"/>
    </style:style>
    <style:style style:name="T116" style:family="text">
      <style:text-properties officeooo:rsid="00f5a599"/>
    </style:style>
    <style:style style:name="T117" style:family="text">
      <style:text-properties officeooo:rsid="00e947f8"/>
    </style:style>
    <style:style style:name="T118" style:family="text">
      <style:text-properties officeooo:rsid="006308d1"/>
    </style:style>
    <style:style style:name="T119" style:family="text">
      <style:text-properties officeooo:rsid="00e43424"/>
    </style:style>
    <style:style style:name="T120" style:family="text">
      <style:text-properties officeooo:rsid="0032658f"/>
    </style:style>
    <style:style style:name="T121" style:family="text">
      <style:text-properties officeooo:rsid="01547292"/>
    </style:style>
    <style:style style:name="T122" style:family="text">
      <style:text-properties officeooo:rsid="009cfc55"/>
    </style:style>
    <style:style style:name="T123" style:family="text">
      <style:text-properties officeooo:rsid="009df6a1"/>
    </style:style>
    <style:style style:name="T124" style:family="text">
      <style:text-properties officeooo:rsid="014fa366"/>
    </style:style>
    <style:style style:name="T125" style:family="text">
      <style:text-properties officeooo:rsid="00c7e85d"/>
    </style:style>
    <style:style style:name="T126" style:family="text">
      <style:text-properties officeooo:rsid="011289ba"/>
    </style:style>
    <style:style style:name="T127" style:family="text">
      <style:text-properties officeooo:rsid="01157fa1"/>
    </style:style>
    <style:style style:name="T128" style:family="text">
      <style:text-properties officeooo:rsid="0054ae3e"/>
    </style:style>
    <style:style style:name="T129" style:family="text">
      <style:text-properties officeooo:rsid="003ddd2e"/>
    </style:style>
    <style:style style:name="T130" style:family="text">
      <style:text-properties officeooo:rsid="010a7c85"/>
    </style:style>
    <style:style style:name="T131" style:family="text">
      <style:text-properties officeooo:rsid="004a34fc"/>
    </style:style>
    <style:style style:name="T132" style:family="text">
      <style:text-properties officeooo:rsid="010d81d6"/>
    </style:style>
    <style:style style:name="T133" style:family="text">
      <style:text-properties officeooo:rsid="00638c67"/>
    </style:style>
    <style:style style:name="T134" style:family="text">
      <style:text-properties officeooo:rsid="01142773"/>
    </style:style>
    <style:style style:name="T135" style:family="text">
      <style:text-properties officeooo:rsid="01445d31"/>
    </style:style>
    <style:style style:name="T136" style:family="text">
      <style:text-properties officeooo:rsid="011af5d8"/>
    </style:style>
    <style:style style:name="T137" style:family="text">
      <style:text-properties officeooo:rsid="0127e37b"/>
    </style:style>
    <style:style style:name="T138" style:family="text">
      <style:text-properties officeooo:rsid="014499f9"/>
    </style:style>
    <style:style style:name="T139" style:family="text">
      <style:text-properties officeooo:rsid="00594424"/>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color="#7f0055" style:font-name="Consolas1" fo:font-size="10pt" fo:font-weight="bold" style:font-size-asian="10pt" style:font-weight-asian="bold"/>
    </style:style>
    <style:style style:name="T142" style:family="text">
      <style:text-properties fo:color="#7f0055" style:font-name="Consolas1" fo:font-weight="bold" style:font-weight-asian="bold"/>
    </style:style>
    <style:style style:name="T143" style:family="text">
      <style:text-properties fo:color="#7f0055" style:font-name="Consolas1" fo:font-size="15pt" fo:font-weight="bold" style:font-size-asian="15pt" style:font-weight-asian="bold"/>
    </style:style>
    <style:style style:name="T144" style:family="text">
      <style:text-properties fo:color="#3f5fbf" style:font-name="Consolas1" fo:font-size="10pt" style:font-size-asian="10pt"/>
    </style:style>
    <style:style style:name="T145" style:family="text">
      <style:text-properties fo:color="#3f5fbf" style:font-name="Consolas1" fo:font-size="10pt" style:text-underline-style="solid" style:text-underline-width="auto" style:text-underline-color="font-color" style:font-size-asian="10pt"/>
    </style:style>
    <style:style style:name="T146" style:family="text">
      <style:text-properties fo:color="#3f5fbf" style:font-name="Consolas1"/>
    </style:style>
    <style:style style:name="T147" style:family="text">
      <style:text-properties fo:color="#3f5fbf" style:font-name="Consolas1" style:text-underline-style="solid" style:text-underline-width="auto" style:text-underline-color="font-color"/>
    </style:style>
    <style:style style:name="T148" style:family="text">
      <style:text-properties fo:color="#3f5fbf" style:font-name="Consolas1" fo:font-size="15pt" style:font-size-asian="15pt"/>
    </style:style>
    <style:style style:name="T149" style:family="text">
      <style:text-properties fo:color="#3f5fbf" style:font-name="Consolas1" fo:font-size="15pt" style:text-underline-style="solid" style:text-underline-width="auto" style:text-underline-color="font-color" style:font-size-asian="15pt"/>
    </style:style>
    <style:style style:name="T150" style:family="text">
      <style:text-properties fo:color="#3f3fbf" style:font-name="Consolas1" fo:font-size="10pt" style:font-size-asian="10pt"/>
    </style:style>
    <style:style style:name="T151" style:family="text">
      <style:text-properties fo:color="#3f3fbf" style:font-name="Consolas1"/>
    </style:style>
    <style:style style:name="T152" style:family="text">
      <style:text-properties fo:color="#3f3fbf" style:font-name="Consolas1" fo:font-size="15pt" style:font-size-asian="15pt"/>
    </style:style>
    <style:style style:name="T153" style:family="text">
      <style:text-properties fo:color="#3f3fbf" style:font-name="Consolas1" fo:font-size="15pt" fo:background-color="#d4d4d4" loext:char-shading-value="0" style:font-size-asian="15pt"/>
    </style:style>
    <style:style style:name="T154" style:family="text">
      <style:text-properties fo:color="#3f3fbf" style:font-name="Consolas1" fo:background-color="#d4d4d4" loext:char-shading-value="0"/>
    </style:style>
    <style:style style:name="T155" style:family="text">
      <style:text-properties fo:color="#0000c0" style:font-name="Consolas1" fo:font-size="10pt" fo:font-style="italic" fo:font-weight="bold" style:font-size-asian="10pt" style:font-style-asian="italic" style:font-weight-asian="bold"/>
    </style:style>
    <style:style style:name="T156" style:family="text">
      <style:text-properties fo:color="#0000c0" style:font-name="Consolas1" fo:font-style="italic" fo:font-weight="bold" style:font-style-asian="italic" style:font-weight-asian="bold"/>
    </style:style>
    <style:style style:name="T157" style:family="text">
      <style:text-properties fo:color="#0000c0" style:font-name="Consolas1" fo:font-size="15pt" fo:font-style="italic" fo:font-weight="bold" style:font-size-asian="15pt" style:font-style-asian="italic" style:font-weight-asian="bold"/>
    </style:style>
    <style:style style:name="T158" style:family="text">
      <style:text-properties fo:color="#0000c0" style:font-name="Consolas1" fo:font-size="15pt" style:font-size-asian="15pt"/>
    </style:style>
    <style:style style:name="T159" style:family="text">
      <style:text-properties fo:color="#0000c0" style:font-name="Consolas1"/>
    </style:style>
    <style:style style:name="T160" style:family="text">
      <style:text-properties fo:color="#2a00ff" style:font-name="Consolas1" fo:font-size="10pt" style:font-size-asian="10pt"/>
    </style:style>
    <style:style style:name="T161" style:family="text">
      <style:text-properties fo:color="#2a00ff" style:font-name="Consolas1"/>
    </style:style>
    <style:style style:name="T162" style:family="text">
      <style:text-properties fo:color="#2a00ff" style:font-name="Consolas1" fo:font-size="15pt" style:font-size-asian="15pt"/>
    </style:style>
    <style:style style:name="T163" style:family="text">
      <style:text-properties fo:color="#7f9fbf" style:font-name="Consolas1" fo:font-size="10pt" fo:font-weight="bold" style:font-size-asian="10pt" style:font-weight-asian="bold"/>
    </style:style>
    <style:style style:name="T164" style:family="text">
      <style:text-properties fo:color="#7f9fbf" style:font-name="Consolas1" fo:font-weight="bold" style:font-weight-asian="bold"/>
    </style:style>
    <style:style style:name="T165" style:family="text">
      <style:text-properties fo:color="#7f9fbf" style:font-name="Consolas1" fo:font-size="15pt" fo:font-weight="bold" style:font-size-asian="15pt" style:font-weight-asian="bold"/>
    </style:style>
    <style:style style:name="T166" style:family="text">
      <style:text-properties fo:color="#7f7f9f" style:font-name="Consolas1" fo:font-size="10pt" style:font-size-asian="10pt"/>
    </style:style>
    <style:style style:name="T167" style:family="text">
      <style:text-properties fo:color="#7f7f9f" style:font-name="Consolas1"/>
    </style:style>
    <style:style style:name="T168" style:family="text">
      <style:text-properties fo:color="#7f7f9f" style:font-name="Consolas1" fo:font-size="15pt" style:font-size-asian="15pt"/>
    </style:style>
    <style:style style:name="T169" style:family="text">
      <style:text-properties fo:color="#6a3e3e" style:font-name="Consolas1" fo:font-size="10pt" style:font-size-asian="10pt"/>
    </style:style>
    <style:style style:name="T170" style:family="text">
      <style:text-properties fo:color="#6a3e3e" style:font-name="Consolas1" fo:font-size="10pt" fo:background-color="#f0d8a8" loext:char-shading-value="0" style:font-size-asian="10pt"/>
    </style:style>
    <style:style style:name="T171" style:family="text">
      <style:text-properties fo:color="#6a3e3e" style:font-name="Consolas1" fo:font-size="10pt" fo:background-color="#d4d4d4" loext:char-shading-value="0" style:font-size-asian="10pt"/>
    </style:style>
    <style:style style:name="T172" style:family="text">
      <style:text-properties fo:color="#6a3e3e" style:font-name="Consolas1"/>
    </style:style>
    <style:style style:name="T173" style:family="text">
      <style:text-properties fo:color="#6a3e3e" style:font-name="Consolas1" fo:background-color="#f0d8a8" loext:char-shading-value="0"/>
    </style:style>
    <style:style style:name="T174" style:family="text">
      <style:text-properties fo:color="#6a3e3e" style:font-name="Consolas1" fo:background-color="#d4d4d4" loext:char-shading-value="0"/>
    </style:style>
    <style:style style:name="T175" style:family="text">
      <style:text-properties fo:color="#6a3e3e" style:font-name="Consolas1" fo:font-size="15pt" style:font-size-asian="15pt"/>
    </style:style>
    <style:style style:name="T176" style:family="text">
      <style:text-properties fo:color="#3f7f5f" style:font-name="Consolas1" fo:font-size="10pt" style:font-size-asian="10pt"/>
    </style:style>
    <style:style style:name="T177" style:family="text">
      <style:text-properties fo:color="#3f7f5f" style:font-name="Consolas1" fo:font-size="10pt" style:text-underline-style="solid" style:text-underline-width="auto" style:text-underline-color="font-color" style:font-size-asian="10pt"/>
    </style:style>
    <style:style style:name="T178" style:family="text">
      <style:text-properties fo:color="#3f7f5f" style:font-name="Consolas1"/>
    </style:style>
    <style:style style:name="T179" style:family="text">
      <style:text-properties fo:color="#3f7f5f" style:font-name="Consolas1" style:text-underline-style="solid" style:text-underline-width="auto" style:text-underline-color="font-color"/>
    </style:style>
    <style:style style:name="T180" style:family="text">
      <style:text-properties fo:color="#3f7f5f" style:font-name="Consolas1" officeooo:rsid="00384435"/>
    </style:style>
    <style:style style:name="T181" style:family="text">
      <style:text-properties fo:color="#3f7f5f" style:font-name="Consolas1" fo:font-size="15pt" style:font-size-asian="15pt"/>
    </style:style>
    <style:style style:name="T182" style:family="text">
      <style:text-properties fo:color="#3f7f5f" style:font-name="Consolas1" fo:font-size="15pt" style:text-underline-style="solid" style:text-underline-width="auto" style:text-underline-color="font-color" style:font-size-asian="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2" draw:name="graphics3" text:anchor-type="paragraph" svg:width="7in" svg:height="3.1075in" draw:z-index="0"><draw:image xlink:href="Pictures/1000020100000427000001D861406D9F1B8C46FE.png" xlink:type="simple" xlink:show="embed" xlink:actuate="onLoad" loext:mime-type="image/png"/></draw:frame></text:p>
      <text:p text:style-name="P65"><text:user-defined style:data-style-name="N0" text:name="RFC Title">Resource Encoding For Java Modles</text:user-defined></text:p>
      <text:p text:style-name="P64"><text:span text:style-name="T2">Draft<text:line-break/><text:line-break/></text:span><text:span text:style-name="T2"><text:page-count style:num-format="1">15</text:page-count></text:span><text:span text:style-name="T2"> Pages</text:span></text:p>
      <text:p text:style-name="P64"><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74">Abstract</text:p>
      <text:p text:style-name="P73"><text:span text:style-name="T22">Since Java 9 the fixed set of system packages was replaced by a mutable set of JPMS modules. This set can be defined at build time via static linking or introspected at runtime through reflection. This opens opportunities for OSGi to customize the JRE and to represent accurately the JRE within the OSGi runtime. This also means some application logic may come as JPMS modules not under the control of the OSGi developer. This RFC describes the requirements needed to represent the JPMS modules are OSGi Resources. This will make the OSGi technology applicable to them. One prominent use case is the application of the OSGi Resolver in the construction of complete OSGi plus JPMS runtimes.</text:span></text:p>
      <text:h text:style-name="P5" text:outline-level="1" text:restart-numbering="true" text:start-value="-1">Document Information</text:h>
      <text:h text:style-name="P25" text:outline-level="2">License</text:h>
      <text:p text:style-name="P58">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26" text:outline-level="2">Trademarks</text:h>
      <text:p text:style-name="P3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P59"><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2">0 Document Information<text:tab/>2</text:p>
          <text:p text:style-name="P63">0.1 License<text:tab/>2</text:p>
          <text:p text:style-name="P63">0.2 Trademarks<text:tab/>3</text:p>
          <text:p text:style-name="P63">0.3 Feedback<text:tab/>3</text:p>
          <text:p text:style-name="P63">0.4 Table of Contents<text:tab/>3</text:p>
          <text:p text:style-name="P63">0.5 Terminology and Document Conventions<text:tab/>4</text:p>
          <text:p text:style-name="P63">0.6 Revision History<text:tab/>4</text:p>
          <text:p text:style-name="P62">1 Introduction<text:tab/>4</text:p>
          <text:p text:style-name="P62">2 Application Domain<text:tab/>5</text:p>
          <text:p text:style-name="P62">3 Problem Description<text:tab/>5</text:p>
          <text:p text:style-name="P62">4 Requirements<text:tab/>5</text:p>
          <text:p text:style-name="P62">5 Technical Solution<text:tab/>5</text:p>
          <text:p text:style-name="P62">6 Data Transfer Objects<text:tab/>6</text:p>
          <text:p text:style-name="P62">7 Javadoc<text:tab/>6</text:p>
          <text:p text:style-name="P62">8 Considered Alternatives<text:tab/>6</text:p>
          <text:p text:style-name="P62"><text:soft-page-break/>9 Security Considerations<text:tab/>7</text:p>
          <text:p text:style-name="P62">10 Document Support<text:tab/>7</text:p>
          <text:p text:style-name="P63">10.1 References<text:tab/>7</text:p>
          <text:p text:style-name="P63">10.2 Author’s Address<text:tab/>7</text:p>
          <text:p text:style-name="P63">10.3 Acronyms and Abbreviations<text:tab/>7</text:p>
          <text:p text:style-name="P63">10.4 End of Document<text:tab/>7</text:p>
        </text:index-body>
      </text:table-of-content>
      <text:p text:style-name="P33"/>
      <text:h text:style-name="P27" text:outline-level="2">Terminology and Document Conventions</text:h>
      <text:p text:style-name="P3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3"><text:span text:style-name="T11">Source code is shown in this typeface</text:span>.</text:p>
      <text:h text:style-name="P24" text:outline-level="2">Revision History</text:h>
      <text:p text:style-name="P33">The last named individual in this history is currently responsible for this document.</text:p>
      <text:p text:style-name="P3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2">Revision</text:p>
            </table:table-cell>
            <table:table-cell table:style-name="Table1.A1" office:value-type="string">
              <text:p text:style-name="P72">Date</text:p>
            </table:table-cell>
            <table:table-cell table:style-name="Table1.C1" office:value-type="string">
              <text:p text:style-name="P72">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text:span text:style-name="T21">6</text:span> <text:span text:style-name="T21">Sep</text:span> 2019</text:p>
          </table:table-cell>
          <table:table-cell table:style-name="Table1.C1" office:value-type="string">
            <text:p text:style-name="Standard"><text:span text:style-name="T21">Todor Boev</text:span>, initial content copied from RFP</text:p>
          </table:table-cell>
        </table:table-row>
        <table:table-row table:style-name="Table1.2">
          <table:table-cell table:style-name="Table1.A3" office:value-type="string">
            <text:p text:style-name="P70"/>
          </table:table-cell>
          <table:table-cell table:style-name="Table1.A3" office:value-type="string">
            <text:p text:style-name="P71"/>
          </table:table-cell>
          <table:table-cell table:style-name="Table1.C3" office:value-type="string">
            <text:p text:style-name="P71"/>
          </table:table-cell>
        </table:table-row>
      </table:table>
      <text:p text:style-name="P33"/>
      <text:h text:style-name="P4" text:outline-level="1">Introduction</text:h>
      <text:p text:style-name="P38">In today’s world it has become increasingly important to create self-contained Java applications with minimal footprint. Even though <text:span text:style-name="T24">we</text:span> <text:span text:style-name="T24">can </text:span>resolve the minimal required set of bundles to include in <text:span text:style-name="T24">an </text:span>application often the total footprint of the application is dominated by the JRE itself.</text:p>
      <text:p text:style-name="P39">With the introduction of the Java <text:span text:style-name="T25">module system </text:span>it <text:span text:style-name="T26">became p</text:span>ossible to statically link a JRE that reflects the needs of a concrete application. <text:span text:style-name="T27">O</text:span>ne problem that <text:span text:style-name="T28">still hinders the creation of minimal OSGi runtimes is the lack of tools that can discover which </text:span>JPMS modules are required by which OSGi bundles as well as the dependencies between the JPMS modules themselves.</text:p>
      <text:p text:style-name="P34">This RF<text:span text:style-name="T29">C</text:span> introduces the requirements for a <text:span text:style-name="T23">standard way to encode JPMS modules as OSGi Resources. Among other things this will enable the use of the OSGi Resolver service to discover the dependencies between OSGi bundles and JPMS modules. In this way a complete description of the Java runtime can be obtained </text:span><text:soft-page-break/><text:span text:style-name="T23">automatically. This should serve as the basis for tools that make the building of minimal OSGi applications practical. At runtime the accurate representation of the JRE as Resources can enable new kinds of application logic such as the application of extenders to modules.</text:span></text:p>
      <text:h text:style-name="P4" text:outline-level="1">Application Domain</text:h>
      <text:p text:style-name="P7">In order to compete in the modern world web applications face unprecedented requirements for high availability and responsiveness at internet scale. For various reasons, outside of the scope of this RF<text:span text:style-name="T35">P</text:span>, this has lead to architectures where the application is decomposed into large number if independent simple processes <text:span text:style-name="T36">or services</text:span>. These architectures demand certain liquidity from <text:span text:style-name="T37">their </text:span>building blocks. Their binary images must be easy to move, their instances must be able to saturate <text:span text:style-name="T38">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39">j</text:span>s and Go which were built with these requirements in mind and often perform better in this respect.</text:p>
      <text:p text:style-name="P7"/>
      <text:p text:style-name="P7">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40">future </text:span>Java applications, rather than just the one being installed.</text:p>
      <text:p text:style-name="P7"/>
      <text:p text:style-name="P6">To address these needs Java SE 9 introduce<text:span text:style-name="T30">d</text:span> the Java Platform Modular System (JPMS) which broke the JRE down into modules and provided a static linker tool which can build a smaller JRE from a subset of these modules. The modular system can also be used by <text:span text:style-name="T31">application</text:span> developers. The JPMS is inherently incompatible with <text:span text:style-name="T32">OSGi </text:span>and what’s more both systems have independent dependency models which do not correlate <text:span text:style-name="T33">by default</text:span>. This leads to OSGi bundles being hosted in their own space within the JRE. These bundles however must still be supported by one or more modules from the JRE, <text:span text:style-name="T34">which means they have hidden dependencies to those modules.</text:span></text:p>
      <text:h text:style-name="P28" text:outline-level="2"><text:bookmark-start text:name="__RefHeading___Toc428_4249349373"/>Terminology + Abbreviations<text:bookmark-end text:name="__RefHeading___Toc428_4249349373"/></text:h>
      <text:list xml:id="list2951934207" text:style-name="L4">
        <text:list-item>
          <text:p text:style-name="P40"><text:span text:style-name="T94">Bundle</text:span><text:line-break/>For brevity the OSGi bundles will be referred to simply as “bundles”.</text:p>
        </text:list-item>
        <text:list-item>
          <text:p text:style-name="P40"><text:span text:style-name="T94">Resource<text:line-break/></text:span><text:span text:style-name="T41">A</text:span> resource according to the Core OSGi specification <text:span text:style-name="T110">[needs reference]</text:span>. <text:span text:style-name="T113">Resources are generic and can for example represent any component of an application.</text:span> <text:span text:style-name="T113">The bundles are a kind of Resource specific to OSGi applications.</text:span></text:p>
        </text:list-item>
        <text:list-item>
          <text:p text:style-name="P41">Resolver<text:line-break/><text:span text:style-name="T41">The Resolver service as defined by the Core OSGi specification </text:span><text:span text:style-name="T112">[needs reference]</text:span><text:span text:style-name="T41">. Given a pool of Resources the </text:span><text:span text:style-name="T46">r</text:span><text:span text:style-name="T41">esolver can discover a consistent sub-set where all </text:span><text:span text:style-name="T47">R</text:span><text:span text:style-name="T41">esource requirements are satisfied.</text:span></text:p>
        </text:list-item>
        <text:list-item>
          <text:p text:style-name="P40"><text:soft-page-break/><text:span text:style-name="T94">Module</text:span><text:line-break/>For brevity the JPMS modules will be referred to simply as “modules”.</text:p>
        </text:list-item>
        <text:list-item>
          <text:p text:style-name="P42"><text:span text:style-name="T95">Boot layer</text:span><text:span text:style-name="T114"><text:line-break/>The set of modules with which the JRE was started. The boot layer replaces the boot classpath in Java 9+ JREs.</text:span></text:p>
        </text:list-item>
        <text:list-item>
          <text:p text:style-name="P8"><text:span text:style-name="T94">Package</text:span><text:line-break/><text:span text:style-name="T41">A java package or just “package”.</text:span></text:p>
        </text:list-item>
        <text:list-item>
          <text:p text:style-name="P8"><text:span text:style-name="T96">Bundle package</text:span><text:span text:style-name="T97">s</text:span><text:span text:style-name="T41"><text:line-break/>Bundles </text:span><text:span text:style-name="T48">provide</text:span><text:span text:style-name="T41"> packages to other bundles </text:span><text:span text:style-name="T48">through the </text:span><text:span text:style-name="T87">Export-Package</text:span><text:span text:style-name="T48"> manifest header</text:span><text:span text:style-name="T41">. </text:span><text:span text:style-name="T48">Bundles consume </text:span><text:span text:style-name="T45">individual </text:span><text:span text:style-name="T48">packages </text:span><text:span text:style-name="T45">from other bundles </text:span><text:span text:style-name="T48">through the </text:span><text:span text:style-name="T87">Import-Package</text:span><text:span text:style-name="T48"> manifest header. This RFP is not concerned with bundles consuming packages through the </text:span><text:span text:style-name="T87">Require-Bundle </text:span><text:span text:style-name="T48">manifest header.</text:span></text:p>
        </text:list-item>
        <text:list-item>
          <text:p text:style-name="P8"><text:span text:style-name="T96">Module packages</text:span><text:span text:style-name="T48"><text:line-break/>Modules provide packages </text:span><text:span text:style-name="T45">to other modules</text:span><text:span text:style-name="T48"> through the </text:span><text:span text:style-name="T88">exports</text:span><text:span text:style-name="T45"> declaration in </text:span><text:span text:style-name="T88">module-info.java.</text:span><text:span text:style-name="T45"> In contrast to bundles, modules consume packages by requiring entire modules through the </text:span><text:span text:style-name="T88">requires</text:span><text:span text:style-name="T45"> declaration in </text:span><text:span text:style-name="T88">module-info.java</text:span><text:span text:style-name="T41">.</text:span></text:p>
        </text:list-item>
        <text:list-item>
          <text:p text:style-name="P8"><text:span text:style-name="T96">System packages</text:span><text:span text:style-name="T41"><text:line-break/></text:span><text:span text:style-name="T45">Bundles can consume packages provided by modules from the boot layer </text:span><text:span text:style-name="T49">if those packages are exported by the system bundle</text:span><text:span text:style-name="T45">.</text:span></text:p>
        </text:list-item>
        <text:list-item>
          <text:p text:style-name="P36">Module Service<text:line-break/><text:span text:style-name="T42">Modules can register classes with the </text:span><text:span text:style-name="T84">java.util.ServiceLoader</text:span><text:span text:style-name="T41"> </text:span><text:span text:style-name="T42">utility</text:span><text:span text:style-name="T41"> through </text:span><text:span text:style-name="T43">the </text:span><text:span text:style-name="T84">provides</text:span><text:span text:style-name="T85"> </text:span><text:span text:style-name="T41">declaration </text:span><text:span text:style-name="T43">in </text:span><text:span text:style-name="T85">module-info.java</text:span><text:span text:style-name="T41">.<text:line-break/></text:span><text:span text:style-name="T42">Modules can declare they wish to use </text:span><text:span text:style-name="T86">java.util.ServiceLoader</text:span><text:span text:style-name="T42"> to obtain </text:span><text:span text:style-name="T92">all</text:span><text:span text:style-name="T42"> classes registered under a given interface through the </text:span><text:span text:style-name="T86">uses</text:span><text:span text:style-name="T42"> declaration in </text:span><text:span text:style-name="T86">module-info.java</text:span><text:span text:style-name="T42">.<text:line-break/></text:span><text:span text:style-name="T41">Bundles </text:span><text:span text:style-name="T44">can use</text:span><text:span text:style-name="T41"> </text:span><text:span text:style-name="T84">java.util.ServiceLoader</text:span><text:span text:style-name="T41"> </text:span><text:span text:style-name="T44">to </text:span><text:span text:style-name="T41">load classes </text:span><text:span text:style-name="T45">provided by modules </text:span><text:span text:style-name="T41">from the boot layer.</text:span></text:p>
        </text:list-item>
      </text:list>
      <text:h text:style-name="P4" text:outline-level="1">Problem Description</text:h>
      <text:p text:style-name="P11">At present bundles only depend on the <text:span text:style-name="T114">boot layer</text:span> <text:span text:style-name="T118">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text:span></text:p>
      <text:p text:style-name="P11"/>
      <text:p text:style-name="P11">This RF<text:span text:style-name="T120">C</text:span> <text:span text:style-name="T119">defines the encoding of JPMS modules as OSGi Resources by mapping some of the JPMS module metadata to OSGi metadata</text:span>. Having this mapping will make the hidden dependencies bundles have on modules visible.</text:p>
      <text:p text:style-name="P11"/>
      <text:p text:style-name="P10"><text:span text:style-name="T115">Standardizing the </text:span>encoding <text:span text:style-name="T115">should </text:span>enable open collaboration between tools that handle modules <text:span text:style-name="T116">and bundles </text:span>at different stages in the software production pipeline. For example one tool may publish the module metadata while another may read it to build a Java runtime, while yet another may read it to present to a developer. <text:span text:style-name="T117">Such tooling will enable developers to achieve the use cases described in this RFC. <text:s/>Also making the JRE visible at runtime as </text:span><text:soft-page-break/><text:span text:style-name="T117">a set of Resources enables new kinds of application logic that can introspect the modules and the connections they have to bundles and act accordingly</text:span></text:p>
      <text:h text:style-name="P4" text:outline-level="1">Requirements</text:h>
      <text:h text:style-name="P31" text:outline-level="2">General</text:h>
      <text:list xml:id="list4285373962" text:style-name="L6">
        <text:list-item>
          <text:p text:style-name="P44"><text:span text:style-name="T51">G-</text:span><text:span text:style-name="T41">1: </text:span><text:span text:style-name="T94">Must not </text:span><text:span text:style-name="T41">preclude the use of the </text:span><text:span text:style-name="T10">Resolver as the sole mechanism to build a consistent set of modules and bundles. Note that this does not mean the Resolver specification must not be extended.</text:span></text:p>
        </text:list-item>
        <text:list-item>
          <text:p text:style-name="P45"><text:span text:style-name="T51">G-</text:span><text:span text:style-name="T52">2</text:span><text:span text:style-name="T51">:</text:span> <text:span text:style-name="T94">Must </text:span><text:span text:style-name="T99">not </text:span><text:span text:style-name="T53">force</text:span><text:span text:style-name="T54"> </text:span><text:span text:style-name="T55">bundles to e</text:span>xplicitly <text:span text:style-name="T122">reference modules in order for their requirements to resolve to modules</text:span>. <text:span text:style-name="T123">For example bundles may choose to, but must not be forced to, require a module by ID or include the module ID in the filter of another requirement.</text:span></text:p>
        </text:list-item>
        <text:list-item>
          <text:p text:style-name="P46">G-<text:span text:style-name="T124">3</text:span>: <text:span text:style-name="T93">Should</text:span> handle the case where a bundle is also a module. <text:span text:style-name="T125">For example</text:span> publish it <text:span text:style-name="T120">to a repository </text:span>as two separate resources pointing to the same artifact.</text:p>
        </text:list-item>
        <text:list-item>
          <text:p text:style-name="P46">G-<text:span text:style-name="T124">4</text:span>: <text:span text:style-name="T94">Should</text:span> handle the case of the OSGi framework, which is the only bundle that can also be a <text:span text:style-name="T41">module</text:span><text:span text:style-name="T94"> at runtime. </text:span><text:span text:style-name="T56">For example</text:span><text:span text:style-name="T51"> allow the framework to have both module and bundle metadata.</text:span></text:p>
        </text:list-item>
      </text:list>
      <text:h text:style-name="P29" text:outline-level="2"><text:span text:style-name="T126">Resolving </text:span>Dependencies</text:h>
      <text:list xml:id="list102822217222095" text:continue-numbering="true" text:style-name="L6">
        <text:list-item>
          <text:p text:style-name="P47"><text:span text:style-name="T127">D-1: </text:span><text:span text:style-name="T94">Must</text:span> define how the identity capability of modules is derived from the module metadata. <text:span text:style-name="T128">This </text:span><text:span text:style-name="T107"><text:s/></text:span><text:span text:style-name="T108">must</text:span><text:span text:style-name="T128"> include best effort to map the module version to bundle version.</text:span></text:p>
        </text:list-item>
        <text:list-item>
          <text:p text:style-name="P48"><text:span text:style-name="T127">D-2: </text:span><text:span text:style-name="T100">Must</text:span><text:span text:style-name="T129"> be able to resolve a bundle’s package import to a package exported by a module.</text:span></text:p>
        </text:list-item>
        <text:list-item>
          <text:p text:style-name="P49"><text:span text:style-name="T127">D-3</text:span>: <text:span text:style-name="T100">Must not </text:span><text:span text:style-name="T57">allow </text:span><text:span text:style-name="T58">a </text:span><text:span text:style-name="T57">bundle’</text:span><text:span text:style-name="T58">s</text:span><text:span text:style-name="T57"> package </text:span><text:span text:style-name="T59">import </text:span><text:span text:style-name="T60">to </text:span><text:span text:style-name="T57">be resolved to a module’s </text:span><text:span text:style-name="T61">package export </text:span><text:span text:style-name="T57">when </text:span><text:span text:style-name="T58">that module exports </text:span><text:span text:style-name="T62">the</text:span><text:span text:style-name="T58"> package </text:span><text:span text:style-name="T63">only </text:span><text:span text:style-name="T58">to a </text:span><text:span text:style-name="T64">restricted</text:span><text:span text:style-name="T57"> set of </text:span><text:span text:style-name="T65">other </text:span><text:span text:style-name="T57">modules</text:span><text:span text:style-name="T66">. </text:span><text:span text:style-name="T67">For example such exports may be omitted from the module encoding into a resource.</text:span></text:p>
        </text:list-item>
        <text:list-item>
          <text:p text:style-name="P50"><text:span text:style-name="T127">D-4</text:span>: <text:span text:style-name="T100">M</text:span><text:span text:style-name="T94">ust not</text:span> allow a <text:span text:style-name="T129">m</text:span>odule’<text:span text:style-name="T129">s</text:span> <text:span text:style-name="T130">requirement for another module to be resolved to a bundle</text:span>.</text:p>
        </text:list-item>
        <text:list-item>
          <text:p text:style-name="P45"><text:span text:style-name="T68">D-5</text:span>: <text:span text:style-name="T100">M</text:span><text:span text:style-name="T94">ust</text:span> <text:span text:style-name="T131">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P31" text:outline-level="2">Module Service<text:span text:style-name="T132">s</text:span></text:h>
      <text:list xml:id="list102820626471479" text:continue-numbering="true" text:style-name="L6">
        <text:list-item>
          <text:p text:style-name="P48"><text:span text:style-name="T133">S-1: </text:span><text:span text:style-name="T101">May</text:span><text:span text:style-name="T133">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51">S-2: <text:span text:style-name="T94">May resolve</text:span> a bundle <text:span text:style-name="T134">requirement in the </text:span><text:span text:style-name="T91">osgi.serviceloader</text:span><text:span text:style-name="T134"> namespace to a module service</text:span>.</text:p>
        </text:list-item>
        <text:list-item>
          <text:p text:style-name="P51"><text:soft-page-break/>S-3: <text:span text:style-name="T94">Must not</text:span> resolve a module’<text:span text:style-name="T135">s</text:span> service <text:span text:style-name="T136">requirement to </text:span>bundle <text:span text:style-name="T137">capability in the </text:span><text:span text:style-name="T91">osgi.serviceloader</text:span><text:span text:style-name="T134"> namespace should </text:span>MS-2 <text:span text:style-name="T138">be</text:span> implemented.</text:p>
        </text:list-item>
      </text:list>
      <text:h text:style-name="P31" text:outline-level="2">Third <text:span text:style-name="T139">P</text:span>arty <text:span text:style-name="T139">M</text:span>odules</text:h>
      <text:list xml:id="list102821377344084" text:continue-numbering="true" text:style-name="L6">
        <text:list-item>
          <text:p text:style-name="P52"><text:span text:style-name="T69">T</text:span><text:span text:style-name="T70">-1:</text:span><text:span text:style-name="T41"> </text:span><text:span text:style-name="T102">M</text:span><text:span text:style-name="T94">ust </text:span><text:span text:style-name="T41">allow </text:span><text:span text:style-name="T71">m</text:span><text:span text:style-name="T41">odules not provided by the JRE to participate in the resolution process as equal peers to the JRE modules.</text:span></text:p>
        </text:list-item>
      </text:list>
      <text:h text:style-name="P30" text:outline-level="2"><text:span text:style-name="T131">M</text:span>odule <text:span text:style-name="T139">Validation</text:span></text:h>
      <text:list xml:id="list102821347332115" text:continue-numbering="true" text:style-name="L6">
        <text:list-item>
          <text:p text:style-name="P43"><text:span text:style-name="T72">V</text:span><text:span text:style-name="T73">-</text:span><text:span text:style-name="T72">1</text:span><text:span text:style-name="T73">: </text:span><text:span text:style-name="T103">Must not</text:span><text:span text:style-name="T73"> allow two modules with the same name to simultaneously participate in the resolution </text:span><text:span text:style-name="T74">result.</text:span></text:p>
        </text:list-item>
        <text:list-item>
          <text:p text:style-name="P52"><text:span text:style-name="T72">V-2</text:span><text:span text:style-name="T74">: </text:span><text:span text:style-name="T102">M</text:span><text:span text:style-name="T104">ay </text:span><text:span text:style-name="T105">not </text:span><text:span text:style-name="T75">allow </text:span><text:span text:style-name="T74">for</text:span><text:span text:style-name="T105"> </text:span><text:span text:style-name="T74">two modules </text:span><text:span text:style-name="T76">to </text:span><text:span text:style-name="T74">export the same package and be part of the resolution.</text:span></text:p>
        </text:list-item>
        <text:list-item>
          <text:p text:style-name="P48"><text:span text:style-name="T72">V-3: </text:span><text:span text:style-name="T106">May not</text:span><text:span text:style-name="T72"> allow modules participating in the solution to form a dependency cycle.</text:span></text:p>
        </text:list-item>
      </text:list>
      <text:h text:style-name="P30" text:outline-level="2"><text:span text:style-name="T131">M</text:span>odule Metadata Enhancement</text:h>
      <text:list xml:id="list102821347347540" text:continue-numbering="true" text:style-name="L6">
        <text:list-item>
          <text:p text:style-name="P52"><text:span text:style-name="T77">E</text:span><text:span text:style-name="T41">-</text:span><text:span text:style-name="T77">1</text:span><text:span text:style-name="T41">: </text:span><text:span text:style-name="T102">S</text:span><text:span text:style-name="T94">hould </text:span><text:span text:style-name="T41">allow </text:span><text:span text:style-name="T71">module </text:span><text:span text:style-name="T78">requirements for other modules </text:span><text:span text:style-name="T41">to be enriched with version ranges. </text:span><text:span text:style-name="T79">For example</text:span><text:span text:style-name="T41"> if </text:span><text:span text:style-name="T80">the metadata of </text:span><text:span text:style-name="T41">module </text:span><text:span text:style-name="T84">A</text:span><text:span text:style-name="T41"> </text:span><text:span text:style-name="T80">says it </text:span><text:span text:style-name="T41">was build against module </text:span><text:span text:style-name="T84">B version </text:span><text:span text:style-name="T90">V</text:span><text:span text:style-name="T41"> </text:span><text:span text:style-name="T80">this can map to a resource requirement with version range</text:span><text:span text:style-name="T41"> </text:span><text:span text:style-name="T84">[</text:span><text:span text:style-name="T90">V</text:span><text:span text:style-name="T84">, infinity)</text:span><text:span text:style-name="T41">.</text:span></text:p>
        </text:list-item>
        <text:list-item>
          <text:p text:style-name="P53"><text:span text:style-name="T77">E-2</text:span><text:span text:style-name="T41">: </text:span><text:span text:style-name="T94">May</text:span><text:span text:style-name="T41"> allow bundle annotations </text:span><text:span text:style-name="T112">[needs reference] </text:span><text:span text:style-name="T41">to be used on Java modules to handle dependencies that can not be captured by </text:span><text:span text:style-name="T84">module-info.java</text:span></text:p>
        </text:list-item>
      </text:list>
      <text:h text:style-name="P31" text:outline-level="2">Modules at Runtime</text:h>
      <text:list xml:id="list766943080" text:style-name="L7">
        <text:list-item>
          <text:p text:style-name="P54"><text:span text:style-name="T121">R-1: </text:span><text:span text:style-name="T98">Should </text:span><text:span text:style-name="T50">model the boot layer at runtime as Resources. In other words the </text:span><text:span text:style-name="T89">org.osgi.framework.system.packages</text:span><text:span text:style-name="T50"> and </text:span><text:span text:style-name="T89">org.osgi.framework.system.packages.extra</text:span><text:span text:style-name="T50"> should be removed or set to empty and their content be distributed between the Resources that represent the modules from the boot layer. Note that this does not require that the OSGi bundles are treated as modules.</text:span></text:p>
        </text:list-item>
      </text:list>
      <text:h text:style-name="P32" text:outline-level="2">Compatibility with Other Specifications</text:h>
      <text:list xml:id="list2383830620" text:style-name="L8">
        <text:list-item>
          <text:p text:style-name="P56">C-1: <text:span text:style-name="T94">Must </text:span><text:span text:style-name="T41">agree with the </text:span><text:span text:style-name="T81">technical </text:span><text:span text:style-name="T41">solution of </text:span><text:span text:style-name="T140">RFC-243: Connect </text:span><text:span text:style-name="T111">[needs reference]</text:span></text:p>
          <text:list>
            <text:list-item>
              <text:p text:style-name="P57"><text:span text:style-name="T111">NOTE: It will force the encoding to be that of Bundles, so maybe re-write all requirements with hits in mind?</text:span></text:p>
            </text:list-item>
            <text:list-item>
              <text:p text:style-name="P57"><text:span text:style-name="T111">NOTE: It will cover things like lifecycle operations on JMPS modules at runtime.</text:span></text:p>
            </text:list-item>
          </text:list>
        </text:list-item>
      </text:list>
      <text:h text:style-name="P4" text:outline-level="1"><text:soft-page-break/>Technical Solution</text:h>
      <text:p text:style-name="P37">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7">Strictly use the terminology a defined in the Problem Context.</text:p>
      <text:p text:style-name="P37">On each level, list the limitations of the solutions and any rationales for design decisions. Almost every decision is a trade off so explain what those trade offs are and why a specific trade off is made.</text:p>
      <text:p text:style-name="P37">Address what security mechanisms are implemented and how they should be used.</text:p>
      <text:p text:style-name="P12"><text:span text:style-name="T142">public</text:span><text:span text:style-name="T14"> </text:span><text:span text:style-name="T142">class</text:span><text:span text:style-name="T14"> JmodBundle {</text:span></text:p>
      <text:p text:style-name="P22"><text:span text:style-name="T14"><text:s text:c="4"/></text:span><text:span text:style-name="T146">/** Extends the </text:span><text:span text:style-name="T151">{@link </text:span><text:span text:style-name="T154">IdentityNamespace</text:span><text:span text:style-name="T151">}</text:span><text:span text:style-name="T146"> with a new type of artifact */</text:span></text:p>
      <text:p text:style-name="P22"><text:span text:style-name="T14"><text:s text:c="4"/></text:span><text:span text:style-name="T142">private</text:span><text:span text:style-name="T14"> </text:span><text:span text:style-name="T142">static</text:span><text:span text:style-name="T14"> </text:span><text:span text:style-name="T142">final</text:span><text:span text:style-name="T14"> String </text:span><text:span text:style-name="T156">TYPE_JAVA_MODULE</text:span><text:span text:style-name="T14"> = </text:span><text:span text:style-name="T161">"java.module"</text:span><text:span text:style-name="T14">;</text:span></text:p>
      <text:p text:style-name="P18"/>
      <text:p text:style-name="P22"><text:span text:style-name="T14"><text:s text:c="4"/></text:span><text:span text:style-name="T146">/**</text:span></text:p>
      <text:p text:style-name="P22"><text:span text:style-name="T146"><text:s text:c="5"/>* Extends the </text:span><text:span text:style-name="T151">{@link BundleNamespace}</text:span><text:span text:style-name="T146"> to make it possible to resolve only</text:span></text:p>
      <text:p text:style-name="P22"><text:span text:style-name="T146"><text:s text:c="5"/>* modules to modules</text:span></text:p>
      <text:p text:style-name="P22"><text:span text:style-name="T146"><text:s text:c="5"/>*/</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CAPABILITY_BUNDLE_TYPE_ATTRIBUTE</text:span><text:span text:style-name="T14"> = </text:span><text:span text:style-name="T161">"bundle-type"</text:span><text:span text:style-name="T14">;</text:span></text:p>
      <text:p text:style-name="P18"/>
      <text:p text:style-name="P22"><text:span text:style-name="T14"><text:s text:c="4"/></text:span><text:span text:style-name="T146">/**</text:span></text:p>
      <text:p text:style-name="P22"><text:span text:style-name="T146"><text:s text:c="5"/>* Extends the </text:span><text:span text:style-name="T151">{@link PackageNamespace}</text:span><text:span text:style-name="T146"> to denote friend modules</text:span></text:p>
      <text:p text:style-name="P22"><text:span text:style-name="T146"><text:s text:c="5"/>* </text:span></text:p>
      <text:p text:style-name="P22"><text:span text:style-name="T146"><text:s text:c="5"/>* </text:span><text:span text:style-name="T164">TODO</text:span><text:span text:style-name="T146"> Should be handled by the </text:span><text:span text:style-name="T151">{@link ResolveContext}</text:span><text:span text:style-name="T146"> during request matching</text:span></text:p>
      <text:p text:style-name="P22"><text:span text:style-name="T146"><text:s text:c="5"/>* </text:span></text:p>
      <text:p text:style-name="P22"><text:span text:style-name="T146"><text:s text:c="5"/>* </text:span><text:span text:style-name="T164">TODO</text:span><text:span text:style-name="T146"> Seems wrong to add such specifics to the </text:span><text:span text:style-name="T151">{@link PackageNamespace}</text:span><text:span text:style-name="T146">, but</text:span></text:p>
      <text:p text:style-name="P22"><text:span text:style-name="T146"><text:s text:c="5"/>* on the other hand it has meaning at resolution time.</text:span></text:p>
      <text:p text:style-name="P22"><text:span text:style-name="T146"><text:s text:c="5"/>*/</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CAPABILITY_TARGETS_DIRECTIVE</text:span><text:span text:style-name="T14"> = </text:span><text:span text:style-name="T161">"java-module-targets"</text:span><text:span text:style-name="T14">;</text:span></text:p>
      <text:p text:style-name="P18"/>
      <text:p text:style-name="P22"><text:span text:style-name="T14"><text:s text:c="4"/></text:span><text:span text:style-name="T146">/**</text:span></text:p>
      <text:p text:style-name="P22"><text:span text:style-name="T146"><text:s text:c="5"/>* Extends the </text:span><text:span text:style-name="T151">{@link PackageNamespace}</text:span><text:span text:style-name="T146"> to denote reflection </text:span><text:span text:style-name="T147">vs</text:span><text:span text:style-name="T146"> static access</text:span></text:p>
      <text:p text:style-name="P22"><text:span text:style-name="T146"><text:s text:c="5"/>*</text:span></text:p>
      <text:p text:style-name="P22"><text:span text:style-name="T146"><text:s text:c="5"/>* </text:span><text:span text:style-name="T164">TODO</text:span><text:span text:style-name="T146"> Does this make sense at resolution time? It directs the JVM reflection</text:span></text:p>
      <text:p text:style-name="P22"><text:span text:style-name="T146"><text:s text:c="5"/>* checks during execution. Perhaps for introspection/informative purposes?</text:span></text:p>
      <text:p text:style-name="P22"><text:span text:style-name="T146"><text:s text:c="5"/>* </text:span></text:p>
      <text:p text:style-name="P22"><text:span text:style-name="T146"><text:s text:c="5"/>* </text:span><text:span text:style-name="T164">TODO</text:span><text:span text:style-name="T146"> Seems wrong to add such specifics to the </text:span><text:span text:style-name="T151">{@link PackageNamespace}</text:span></text:p>
      <text:p text:style-name="P22"><text:span text:style-name="T146"><text:s text:c="5"/>*/</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CAPABILITY_ACCESS_DIRECTIVE</text:span><text:span text:style-name="T14"> = </text:span><text:span text:style-name="T161">"java-module-access"</text:span><text:span text:style-name="T14">;</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ACCESS_STATIC</text:span><text:span text:style-name="T14"> = </text:span><text:span text:style-name="T161">"static"</text:span><text:span text:style-name="T14">;</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ACCESS_REFLECTION</text:span><text:span text:style-name="T14"> = </text:span><text:span text:style-name="T161">"reflection"</text:span><text:span text:style-name="T14">;</text:span></text:p>
      <text:p text:style-name="P18"/>
      <text:p text:style-name="P22"><text:span text:style-name="T14"><text:s text:c="4"/></text:span><text:span text:style-name="T146">/**</text:span></text:p>
      <text:p text:style-name="P22"><text:span text:style-name="T146"><text:s text:c="5"/>* From the Service Loader </text:span><text:span text:style-name="T147">spec</text:span><text:span text:style-name="T146">. Useful to expand the java module set at</text:span></text:p>
      <text:p text:style-name="P22"><text:span text:style-name="T146"><text:s text:c="5"/>* resolution time.</text:span></text:p>
      <text:p text:style-name="P22"><text:span text:style-name="T146"><text:s text:c="5"/>* </text:span></text:p>
      <text:p text:style-name="P22"><text:span text:style-name="T146"><text:s text:c="5"/>* </text:span><text:span text:style-name="T164">TODO</text:span><text:span text:style-name="T146"> Can a module use a "osgi.serviceloader" capability from a bundle? If not</text:span></text:p>
      <text:p text:style-name="P22"><text:span text:style-name="T146"><text:s text:c="5"/>* these must be limited like require</text:span><text:span text:style-name="T167">-</text:span><text:span text:style-name="T146">bundle so a "type" attribute must be</text:span></text:p>
      <text:p text:style-name="P22"><text:soft-page-break/><text:span text:style-name="T146"><text:s text:c="5"/>* introduced here as well?</text:span></text:p>
      <text:p text:style-name="P22"><text:span text:style-name="T146"><text:s text:c="5"/>*/</text:span></text:p>
      <text:p text:style-name="P22"><text:span text:style-name="T14"><text:s text:c="4"/></text:span><text:span text:style-name="T142">public</text:span><text:span text:style-name="T14"> </text:span><text:span text:style-name="T142">static</text:span><text:span text:style-name="T14"> </text:span><text:span text:style-name="T142">final</text:span><text:span text:style-name="T14"> String </text:span><text:span text:style-name="T156">SERVICELOADER_NAMESPACE</text:span><text:span text:style-name="T14"> = </text:span><text:span text:style-name="T161">"osgi.serviceloader"</text:span><text:span text:style-name="T14">;</text:span></text:p>
      <text:p text:style-name="P22"><text:span text:style-name="T14"><text:s text:c="4"/></text:span></text:p>
      <text:p text:style-name="P22"><text:span text:style-name="T14"><text:s text:c="4"/></text:span><text:span text:style-name="T142">private</text:span><text:span text:style-name="T14"> </text:span><text:span text:style-name="T142">final</text:span><text:span text:style-name="T14"> ModuleDescriptor </text:span><text:span text:style-name="T159">module</text:span><text:span text:style-name="T14">;</text:span></text:p>
      <text:p text:style-name="P22"><text:span text:style-name="T14"><text:s text:c="4"/></text:span><text:span text:style-name="T142">private</text:span><text:span text:style-name="T14"> </text:span><text:span text:style-name="T142">final</text:span><text:span text:style-name="T14"> ResourceBuilder </text:span><text:span text:style-name="T159">resource</text:span><text:span text:style-name="T14">;</text:span></text:p>
      <text:p text:style-name="P22"><text:span text:style-name="T14"><text:s text:c="4"/></text:span><text:span text:style-name="T142">private</text:span><text:span text:style-name="T14"> </text:span><text:span text:style-name="T142">final</text:span><text:span text:style-name="T14"> String </text:span><text:span text:style-name="T159">name</text:span><text:span text:style-name="T14">;</text:span></text:p>
      <text:p text:style-name="P22"><text:span text:style-name="T14"><text:s text:c="4"/></text:span><text:span text:style-name="T142">private</text:span><text:span text:style-name="T14"> </text:span><text:span text:style-name="T142">final</text:span><text:span text:style-name="T14"> Version </text:span><text:span text:style-name="T159">ver</text:span><text:span text:style-name="T14">;</text:span></text:p>
      <text:p text:style-name="P18"/>
      <text:p text:style-name="P22"><text:span text:style-name="T14"><text:s text:c="4"/></text:span><text:span text:style-name="T142">public</text:span><text:span text:style-name="T14"> JmodBundle(ModuleDescriptor </text:span><text:span text:style-name="T172">module</text:span><text:span text:style-name="T14">) {</text:span></text:p>
      <text:p text:style-name="P22"><text:span text:style-name="T14"><text:s text:c="8"/></text:span><text:span text:style-name="T142">this</text:span><text:span text:style-name="T14">.</text:span><text:span text:style-name="T159">module</text:span><text:span text:style-name="T14"> = </text:span><text:span text:style-name="T172">module</text:span><text:span text:style-name="T14">;</text:span></text:p>
      <text:p text:style-name="P22"><text:span text:style-name="T14"><text:s text:c="8"/></text:span><text:span text:style-name="T142">this</text:span><text:span text:style-name="T14">.</text:span><text:span text:style-name="T159">resource</text:span><text:span text:style-name="T14"> = </text:span><text:span text:style-name="T15">resource</text:span><text:span text:style-name="T14">();</text:span></text:p>
      <text:p text:style-name="P18"/>
      <text:p text:style-name="P22"><text:span text:style-name="T14"><text:s text:c="8"/></text:span><text:span text:style-name="T142">this</text:span><text:span text:style-name="T14">.</text:span><text:span text:style-name="T159">name</text:span><text:span text:style-name="T14"> = </text:span><text:span text:style-name="T172">module</text:span><text:span text:style-name="T14">.name();</text:span></text:p>
      <text:p text:style-name="P22"><text:span text:style-name="T14"><text:s text:c="8"/></text:span><text:span text:style-name="T142">this</text:span><text:span text:style-name="T14">.</text:span><text:span text:style-name="T159">ver</text:span><text:span text:style-name="T14"> = </text:span><text:span text:style-name="T15">getOsgiVersion</text:span><text:span text:style-name="T14">(</text:span><text:span text:style-name="T172">module</text:span><text:span text:style-name="T14">.rawVersion().orElse(</text:span><text:span text:style-name="T161">"0.0.0"</text:span><text:span text:style-name="T14">));</text:span></text:p>
      <text:p text:style-name="P22"><text:span text:style-name="T14"><text:s text:c="8"/></text:span></text:p>
      <text:p text:style-name="P22"><text:span text:style-name="T14"><text:s text:c="8"/></text:span><text:span text:style-name="T178">// Identity</text:span></text:p>
      <text:p text:style-name="P22"><text:span text:style-name="T14"><text:s text:c="8"/>addIdentityCap();</text:span></text:p>
      <text:p text:style-name="P22"><text:span text:style-name="T14"><text:s text:c="8"/></text:span></text:p>
      <text:p text:style-name="P22"><text:span text:style-name="T14"><text:s text:c="8"/></text:span><text:span text:style-name="T178">// Exported packages</text:span></text:p>
      <text:p text:style-name="P22"><text:span text:style-name="T14"><text:s text:c="8"/></text:span><text:span text:style-name="T172">module</text:span><text:span text:style-name="T14">.exports().forEach(</text:span><text:span text:style-name="T142">this</text:span><text:span text:style-name="T14">::addPackageWiringCap);</text:span></text:p>
      <text:p text:style-name="P22"><text:span text:style-name="T14"><text:s text:c="8"/></text:span><text:span text:style-name="T172">module</text:span><text:span text:style-name="T14">.opens().forEach(</text:span><text:span text:style-name="T142">this</text:span><text:span text:style-name="T14">::addOpenPackageWiringCap);</text:span></text:p>
      <text:p text:style-name="P22"><text:span text:style-name="T14"><text:s text:c="8"/></text:span></text:p>
      <text:p text:style-name="P22"><text:span text:style-name="T14"><text:s text:c="8"/></text:span><text:span text:style-name="T178">// Required modules</text:span></text:p>
      <text:p text:style-name="P22"><text:span text:style-name="T14"><text:s text:c="8"/>addBundleWiringCap();</text:span></text:p>
      <text:p text:style-name="P22"><text:span text:style-name="T14"><text:s text:c="8"/></text:span><text:span text:style-name="T172">module</text:span><text:span text:style-name="T14">.requires().forEach(</text:span><text:span text:style-name="T142">this</text:span><text:span text:style-name="T14">::addBundleWiringReq);</text:span></text:p>
      <text:p text:style-name="P22"><text:span text:style-name="T14"><text:s text:c="8"/></text:span></text:p>
      <text:p text:style-name="P22"><text:span text:style-name="T14"><text:s text:c="8"/></text:span><text:span text:style-name="T178">// Services</text:span></text:p>
      <text:p text:style-name="P22"><text:span text:style-name="T14"><text:s text:c="8"/></text:span><text:span text:style-name="T172">module</text:span><text:span text:style-name="T14">.provides().forEach(</text:span><text:span text:style-name="T142">this</text:span><text:span text:style-name="T14">::addServiceLoaderCap);</text:span></text:p>
      <text:p text:style-name="P22"><text:span text:style-name="T14"><text:s text:c="8"/></text:span><text:span text:style-name="T172">module</text:span><text:span text:style-name="T14">.uses().forEach(</text:span><text:span text:style-name="T142">this</text:span><text:span text:style-name="T14">::addServiceLoaderReq);</text:span></text:p>
      <text:p text:style-name="P18"/>
      <text:p text:style-name="P22"><text:span text:style-name="T14"><text:s text:c="8"/></text:span><text:span text:style-name="T178">// descr.mainClass().ifPresent(main -&gt; {</text:span></text:p>
      <text:p text:style-name="P22"><text:span text:style-name="T14"><text:s text:c="8"/></text:span><text:span text:style-name="T178">// System.out.printf("\</text:span><text:span text:style-name="T179">tmain</text:span><text:span text:style-name="T178"> %s\n", main);</text:span></text:p>
      <text:p text:style-name="P22"><text:span text:style-name="T14"><text:s text:c="8"/></text:span><text:span text:style-name="T178">// });</text:span></text:p>
      <text:p text:style-name="P22"><text:span text:style-name="T14"><text:s text:c="4"/>}</text:span></text:p>
      <text:p text:style-name="P18"/>
      <text:p text:style-name="P22"><text:span text:style-name="T14"><text:s text:c="4"/></text:span><text:span text:style-name="T142">public</text:span><text:span text:style-name="T14"> Resource getResource() {</text:span></text:p>
      <text:p text:style-name="P22"><text:span text:style-name="T14"><text:s text:c="8"/></text:span><text:span text:style-name="T142">return</text:span><text:span text:style-name="T14"> </text:span><text:span text:style-name="T159">resource</text:span><text:span text:style-name="T14">.build();</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IdentityCap() {</text:span></text:p>
      <text:p text:style-name="P22"><text:span text:style-name="T14"><text:s text:c="8"/></text:span><text:span text:style-name="T159">resource</text:span><text:span text:style-name="T14">.add(</text:span><text:span text:style-name="T15">capability</text:span><text:span text:style-name="T14">(</text:span><text:span text:style-name="T20">IdentityNamespace</text:span><text:span text:style-name="T14">.</text:span><text:span text:style-name="T156">IDENTITY_NAMESPACE</text:span><text:span text:style-name="T14">)</text:span></text:p>
      <text:p text:style-name="P22"><text:span text:style-name="T14"><text:s text:c="16"/>.attribute(</text:span><text:span text:style-name="T20">IdentityNamespace</text:span><text:span text:style-name="T14">.</text:span><text:span text:style-name="T156">IDENTITY_NAMESPACE</text:span><text:span text:style-name="T14">, </text:span><text:span text:style-name="T159">name</text:span><text:span text:style-name="T14">)</text:span></text:p>
      <text:p text:style-name="P22"><text:span text:style-name="T14"><text:s text:c="16"/>.attribute(</text:span><text:span text:style-name="T20">IdentityNamespace</text:span><text:span text:style-name="T14">.</text:span><text:span text:style-name="T156">CAPABILITY_VERSION_ATTRIBUTE</text:span><text:span text:style-name="T14">, </text:span><text:span text:style-name="T159">ver</text:span><text:span text:style-name="T14">)</text:span></text:p>
      <text:p text:style-name="P22"><text:span text:style-name="T14"><text:s text:c="16"/>.attribute(</text:span><text:span text:style-name="T20">IdentityNamespace</text:span><text:span text:style-name="T14">.</text:span><text:span text:style-name="T156">CAPABILITY_TYPE_ATTRIBUTE</text:span><text:span text:style-name="T14">, </text:span><text:span text:style-name="T156">TYPE_JAVA_MODULE</text:span><text:span text:style-name="T14">)</text:span></text:p>
      <text:p text:style-name="P22"><text:span text:style-name="T14"><text:s text:c="16"/>.attribute(</text:span><text:span text:style-name="T20">IdentityNamespace</text:span><text:span text:style-name="T14">.</text:span><text:span text:style-name="T156">CAPABILITY_SINGLETON_DIRECTIVE</text:span><text:span text:style-name="T14">, </text:span><text:span text:style-name="T161">"true"</text:span><text:span text:style-name="T14">));</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BundleWiringCap() {</text:span></text:p>
      <text:p text:style-name="P22"><text:span text:style-name="T14"><text:s text:c="8"/></text:span><text:span text:style-name="T159">resource</text:span><text:span text:style-name="T14">.add(</text:span><text:span text:style-name="T15">capability</text:span><text:span text:style-name="T14">(BundleNamespace.</text:span><text:span text:style-name="T156">BUNDLE_NAMESPACE</text:span><text:span text:style-name="T14">)</text:span></text:p>
      <text:p text:style-name="P22"><text:span text:style-name="T14"><text:s text:c="16"/>.attribute(BundleNamespace.</text:span><text:span text:style-name="T156">BUNDLE_NAMESPACE</text:span><text:span text:style-name="T14">, </text:span><text:span text:style-name="T159">name</text:span><text:span text:style-name="T14">)</text:span></text:p>
      <text:p text:style-name="P22"><text:span text:style-name="T14"><text:s text:c="16"/>.attribute(BundleNamespace.</text:span><text:span text:style-name="T156">CAPABILITY_BUNDLE_VERSION_ATTRIBUTE</text:span><text:span text:style-name="T14">, </text:span><text:span text:style-name="T159">ver</text:span><text:span text:style-name="T14">)</text:span></text:p>
      <text:p text:style-name="P22"><text:span text:style-name="T14"><text:s text:c="16"/>.attribute(</text:span><text:span text:style-name="T156">CAPABILITY_BUNDLE_TYPE_ATTRIBUTE</text:span><text:span text:style-name="T14">, </text:span><text:span text:style-name="T156">TYPE_JAVA_MODULE</text:span><text:span text:style-name="T14">));</text:span></text:p>
      <text:p text:style-name="P22"><text:soft-page-break/><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exp</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PackageWiringCap(Exports </text:span><text:span text:style-name="T172">exp</text:span><text:span text:style-name="T14">) {</text:span></text:p>
      <text:p text:style-name="P22"><text:span text:style-name="T14"><text:s text:c="8"/>String </text:span><text:span text:style-name="T172">pack</text:span><text:span text:style-name="T14"> = </text:span><text:span text:style-name="T172">exp</text:span><text:span text:style-name="T14">.source();</text:span></text:p>
      <text:p text:style-name="P22"><text:span text:style-name="T14"><text:s text:c="8"/>List&lt;String&gt; </text:span><text:span text:style-name="T172">to</text:span><text:span text:style-name="T14"> = </text:span><text:span text:style-name="T142">new</text:span><text:span text:style-name="T14"> ArrayList&lt;&gt;(</text:span><text:span text:style-name="T172">exp</text:span><text:span text:style-name="T14">.targets());</text:span></text:p>
      <text:p text:style-name="P18"/>
      <text:p text:style-name="P22"><text:span text:style-name="T14"><text:s text:c="8"/>CapabilityBuilder </text:span><text:span text:style-name="T172">capability</text:span><text:span text:style-name="T14"> = </text:span><text:span text:style-name="T15">capability</text:span><text:span text:style-name="T14">(PackageNamespace.</text:span><text:span text:style-name="T156">PACKAGE_NAMESPACE</text:span><text:span text:style-name="T14">)</text:span></text:p>
      <text:p text:style-name="P22"><text:span text:style-name="T14"><text:s text:c="16"/>.attribute(PackageNamespace.</text:span><text:span text:style-name="T156">PACKAGE_NAMESPACE</text:span><text:span text:style-name="T14">, </text:span><text:span text:style-name="T172">pack</text:span><text:span text:style-name="T14">)</text:span></text:p>
      <text:p text:style-name="P22"><text:span text:style-name="T14"><text:s text:c="16"/>.attribute(PackageNamespace.</text:span><text:span text:style-name="T156">CAPABILITY_VERSION_ATTRIBUTE</text:span><text:span text:style-name="T14">, </text:span><text:span text:style-name="T142">new</text:span><text:span text:style-name="T14"> Version(</text:span><text:span text:style-name="T161">"0.0.0"</text:span><text:span text:style-name="T14">))</text:span></text:p>
      <text:p text:style-name="P22"><text:span text:style-name="T14"><text:s text:c="16"/>.attribute(PackageNamespace.</text:span><text:span text:style-name="T156">CAPABILITY_BUNDLE_SYMBOLICNAME_ATTRIBUTE</text:span><text:span text:style-name="T14">, </text:span><text:span text:style-name="T159">name</text:span><text:span text:style-name="T14">)</text:span></text:p>
      <text:p text:style-name="P22"><text:span text:style-name="T14"><text:s text:c="16"/>.attribute(PackageNamespace.</text:span><text:span text:style-name="T156">CAPABILITY_BUNDLE_VERSION_ATTRIBUTE</text:span><text:span text:style-name="T14">, </text:span><text:span text:style-name="T159">ver</text:span><text:span text:style-name="T14">);</text:span></text:p>
      <text:p text:style-name="P22"><text:span text:style-name="T14"><text:s text:c="8"/></text:span><text:span text:style-name="T142">if</text:span><text:span text:style-name="T14"> (!</text:span><text:span text:style-name="T172">to</text:span><text:span text:style-name="T14">.isEmpty()) {</text:span></text:p>
      <text:p text:style-name="P22"><text:span text:style-name="T14"><text:s text:c="12"/></text:span><text:span text:style-name="T172">capability</text:span><text:span text:style-name="T14">.attribute(</text:span><text:span text:style-name="T156">CAPABILITY_TARGETS_DIRECTIVE</text:span><text:span text:style-name="T14">, </text:span><text:span text:style-name="T172">to</text:span><text:span text:style-name="T14">);</text:span></text:p>
      <text:p text:style-name="P22"><text:span text:style-name="T14"><text:s text:c="8"/>}</text:span></text:p>
      <text:p text:style-name="P18"/>
      <text:p text:style-name="P22"><text:span text:style-name="T14"><text:s text:c="8"/></text:span><text:span text:style-name="T159">resource</text:span><text:span text:style-name="T14">.add(</text:span><text:span text:style-name="T172">capability</text:span><text:span text:style-name="T14">);</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exp</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OpenPackageWiringCap(Opens </text:span><text:span text:style-name="T172">exp</text:span><text:span text:style-name="T14">) {</text:span></text:p>
      <text:p text:style-name="P22"><text:span text:style-name="T14"><text:s text:c="8"/>String </text:span><text:span text:style-name="T172">pack</text:span><text:span text:style-name="T14"> = </text:span><text:span text:style-name="T172">exp</text:span><text:span text:style-name="T14">.source();</text:span></text:p>
      <text:p text:style-name="P22"><text:span text:style-name="T14"><text:s text:c="8"/>List&lt;String&gt; </text:span><text:span text:style-name="T172">to</text:span><text:span text:style-name="T14"> = </text:span><text:span text:style-name="T142">new</text:span><text:span text:style-name="T14"> ArrayList&lt;&gt;(</text:span><text:span text:style-name="T172">exp</text:span><text:span text:style-name="T14">.targets());</text:span></text:p>
      <text:p text:style-name="P18"/>
      <text:p text:style-name="P22"><text:span text:style-name="T14"><text:s text:c="8"/>CapabilityBuilder </text:span><text:span text:style-name="T172">capability</text:span><text:span text:style-name="T14"> = </text:span><text:span text:style-name="T15">capability</text:span><text:span text:style-name="T14">(PackageNamespace.</text:span><text:span text:style-name="T156">PACKAGE_NAMESPACE</text:span><text:span text:style-name="T14">)</text:span></text:p>
      <text:p text:style-name="P22"><text:span text:style-name="T14"><text:s text:c="16"/>.attribute(PackageNamespace.</text:span><text:span text:style-name="T156">PACKAGE_NAMESPACE</text:span><text:span text:style-name="T14">, </text:span><text:span text:style-name="T172">pack</text:span><text:span text:style-name="T14">)</text:span></text:p>
      <text:p text:style-name="P22"><text:span text:style-name="T14"><text:s text:c="16"/>.attribute(PackageNamespace.</text:span><text:span text:style-name="T156">CAPABILITY_VERSION_ATTRIBUTE</text:span><text:span text:style-name="T14">, </text:span><text:span text:style-name="T142">new</text:span><text:span text:style-name="T14"> Version(</text:span><text:span text:style-name="T161">"0.0.0"</text:span><text:span text:style-name="T14">))</text:span></text:p>
      <text:p text:style-name="P22"><text:span text:style-name="T14"><text:s text:c="16"/>.attribute(PackageNamespace.</text:span><text:span text:style-name="T156">CAPABILITY_BUNDLE_SYMBOLICNAME_ATTRIBUTE</text:span><text:span text:style-name="T14">, </text:span><text:span text:style-name="T159">name</text:span><text:span text:style-name="T14">)</text:span></text:p>
      <text:p text:style-name="P22"><text:span text:style-name="T14"><text:s text:c="16"/>.attribute(PackageNamespace.</text:span><text:span text:style-name="T156">CAPABILITY_BUNDLE_VERSION_ATTRIBUTE</text:span><text:span text:style-name="T14">, </text:span><text:span text:style-name="T159">ver</text:span><text:span text:style-name="T14">);</text:span></text:p>
      <text:p text:style-name="P22"><text:span text:style-name="T14"><text:s text:c="8"/></text:span><text:span text:style-name="T142">if</text:span><text:span text:style-name="T14"> (!</text:span><text:span text:style-name="T172">to</text:span><text:span text:style-name="T14">.isEmpty()) {</text:span></text:p>
      <text:p text:style-name="P22"><text:span text:style-name="T14"><text:s text:c="12"/></text:span><text:span text:style-name="T172">capability</text:span><text:span text:style-name="T14">.attribute(</text:span><text:span text:style-name="T156">CAPABILITY_TARGETS_DIRECTIVE</text:span><text:span text:style-name="T14">, </text:span><text:span text:style-name="T172">to</text:span><text:span text:style-name="T14">);</text:span></text:p>
      <text:p text:style-name="P22"><text:span text:style-name="T14"><text:s text:c="8"/>}</text:span></text:p>
      <text:p text:style-name="P22"><text:span text:style-name="T14"><text:s text:c="8"/></text:span><text:span text:style-name="T172">capability</text:span><text:span text:style-name="T14">.directive(</text:span><text:span text:style-name="T156">CAPABILITY_ACCESS_DIRECTIVE</text:span><text:span text:style-name="T14">, </text:span><text:span text:style-name="T156">ACCESS_REFLECTION</text:span><text:span text:style-name="T14">);</text:span></text:p>
      <text:p text:style-name="P18"/>
      <text:p text:style-name="P22"><text:span text:style-name="T14"><text:s text:c="8"/></text:span><text:span text:style-name="T159">resource</text:span><text:span text:style-name="T14">.add(</text:span><text:span text:style-name="T172">capability</text:span><text:span text:style-name="T14">);</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req</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BundleWiringReq(Requires </text:span><text:span text:style-name="T172">req</text:span><text:span text:style-name="T14">) {</text:span></text:p>
      <text:p text:style-name="P22"><text:span text:style-name="T14"><text:s text:c="8"/>String </text:span><text:span text:style-name="T172">reqName</text:span><text:span text:style-name="T14"> = </text:span><text:span text:style-name="T172">req</text:span><text:span text:style-name="T14">.name();</text:span></text:p>
      <text:p text:style-name="P22"><text:span text:style-name="T14"><text:s text:c="8"/>Version </text:span><text:span text:style-name="T172">reqVer</text:span><text:span text:style-name="T14"> = </text:span><text:span text:style-name="T15">getOsgiVersion</text:span><text:span text:style-name="T14">(</text:span><text:span text:style-name="T159">module</text:span><text:span text:style-name="T14">.rawVersion().orElse(</text:span><text:span text:style-name="T161">"0.0.0"</text:span><text:span text:style-name="T14">));</text:span></text:p>
      <text:p text:style-name="P22"><text:span text:style-name="T14"><text:s text:c="8"/></text:span><text:span text:style-name="T178">// </text:span><text:span text:style-name="T164">TODO</text:span><text:span text:style-name="T178"> Is the OSGi re-export a good model for the JPMS transitive?</text:span></text:p>
      <text:p text:style-name="P22"><text:span text:style-name="T14"><text:s text:c="8"/></text:span><text:span text:style-name="T142">boolean</text:span><text:span text:style-name="T14"> </text:span><text:span text:style-name="T172">transitive</text:span><text:span text:style-name="T14"> = </text:span><text:span text:style-name="T172">req</text:span><text:span text:style-name="T14">.modifiers().contains(Requires.Modifier.</text:span><text:span text:style-name="T156">TRANSITIVE</text:span><text:span text:style-name="T14">);</text:span></text:p>
      <text:p text:style-name="P22"><text:span text:style-name="T14"><text:s text:c="8"/></text:span><text:span text:style-name="T178">// </text:span><text:span text:style-name="T164">TODO</text:span><text:span text:style-name="T178"> "static" in JPMS means "required at compile-time, optional at runtime" -</text:span></text:p>
      <text:p text:style-name="P22"><text:span text:style-name="T14"><text:s text:c="8"/></text:span><text:span text:style-name="T178">// so which one should we use?</text:span></text:p>
      <text:p text:style-name="P22"><text:span text:style-name="T14"><text:s text:c="8"/></text:span><text:span text:style-name="T142">boolean</text:span><text:span text:style-name="T14"> </text:span><text:span text:style-name="T172">optional</text:span><text:span text:style-name="T14"> = </text:span><text:span text:style-name="T172">req</text:span><text:span text:style-name="T14">.modifiers().contains(Requires.Modifier.</text:span><text:span text:style-name="T156">STATIC</text:span><text:span text:style-name="T14">);</text:span></text:p>
      <text:p text:style-name="P18"/>
      <text:p text:style-name="P22"><text:span text:style-name="T14"><text:s text:c="8"/>RequirementBuilder </text:span><text:span text:style-name="T172">requirement</text:span><text:span text:style-name="T14"> = </text:span><text:span text:style-name="T15">requirement</text:span><text:span text:style-name="T14">(BundleNamespace.</text:span><text:span text:style-name="T156">BUNDLE_NAMESPACE</text:span><text:span text:style-name="T14">);</text:span></text:p>
      <text:p text:style-name="P22"><text:span text:style-name="T14"><text:s text:c="8"/></text:span><text:span text:style-name="T172">requirement</text:span><text:span text:style-name="T14">.directive(</text:span><text:span text:style-name="T156">REQUIREMENT_FILTER_DIRECTIVE</text:span><text:span text:style-name="T14">,</text:span></text:p>
      <text:p text:style-name="P22"><text:span text:style-name="T14"><text:s text:c="16"/></text:span><text:span text:style-name="T161">"(&amp;"</text:span><text:span text:style-name="T14"> +</text:span></text:p>
      <text:p text:style-name="P22"><text:soft-page-break/><text:span text:style-name="T14"><text:s text:c="16"/></text:span><text:span text:style-name="T161">"("</text:span><text:span text:style-name="T14"> + BundleNamespace.</text:span><text:span text:style-name="T156">BUNDLE_NAMESPACE</text:span><text:span text:style-name="T14"> + </text:span><text:span text:style-name="T161">"="</text:span><text:span text:style-name="T14"> + </text:span><text:span text:style-name="T172">reqName</text:span><text:span text:style-name="T14"> + </text:span><text:span text:style-name="T161">")"</text:span><text:span text:style-name="T14"> +</text:span></text:p>
      <text:p text:style-name="P22"><text:span text:style-name="T14"><text:s text:c="16"/></text:span><text:span text:style-name="T178">// </text:span><text:span text:style-name="T164">TODO</text:span><text:span text:style-name="T178"> Or an inferred version range?</text:span></text:p>
      <text:p text:style-name="P22"><text:span text:style-name="T14"><text:s text:c="16"/></text:span><text:span text:style-name="T161">"("</text:span><text:span text:style-name="T14"> + BundleNamespace.</text:span><text:span text:style-name="T156">CAPABILITY_BUNDLE_VERSION_ATTRIBUTE</text:span><text:span text:style-name="T14"> + </text:span><text:span text:style-name="T161">"="</text:span><text:span text:style-name="T14"> + </text:span><text:span text:style-name="T172">reqVer</text:span><text:span text:style-name="T14"> + </text:span><text:span text:style-name="T161">")"</text:span><text:span text:style-name="T14"> +</text:span></text:p>
      <text:p text:style-name="P22"><text:span text:style-name="T14"><text:s text:c="16"/></text:span><text:span text:style-name="T161">"("</text:span><text:span text:style-name="T14"> + </text:span><text:span text:style-name="T156">CAPABILITY_BUNDLE_TYPE_ATTRIBUTE</text:span><text:span text:style-name="T14"> + </text:span><text:span text:style-name="T161">"="</text:span><text:span text:style-name="T14"> + </text:span><text:span text:style-name="T156">TYPE_JAVA_MODULE</text:span><text:span text:style-name="T14"> + </text:span><text:span text:style-name="T161">")"</text:span><text:span text:style-name="T14"> +</text:span></text:p>
      <text:p text:style-name="P22"><text:span text:style-name="T14"><text:s text:c="16"/></text:span><text:span text:style-name="T161">")"</text:span><text:span text:style-name="T14">);</text:span></text:p>
      <text:p text:style-name="P22"><text:span text:style-name="T14"><text:s text:c="8"/></text:span><text:span text:style-name="T172">requirement</text:span><text:span text:style-name="T14">.directive(</text:span><text:span text:style-name="T156">REQUIREMENT_RESOLUTION_DIRECTIVE</text:span><text:span text:style-name="T14">,</text:span></text:p>
      <text:p text:style-name="P22"><text:span text:style-name="T14"><text:s text:c="16"/></text:span><text:span text:style-name="T172">optional</text:span><text:span text:style-name="T14"> ? </text:span><text:span text:style-name="T156">RESOLUTION_OPTIONAL</text:span><text:span text:style-name="T14"> : </text:span><text:span text:style-name="T156">RESOLUTION_MANDATORY</text:span><text:span text:style-name="T14">);</text:span></text:p>
      <text:p text:style-name="P22"><text:span text:style-name="T14"><text:s text:c="8"/></text:span><text:span text:style-name="T142">if</text:span><text:span text:style-name="T14"> (</text:span><text:span text:style-name="T172">transitive</text:span><text:span text:style-name="T14">) {</text:span></text:p>
      <text:p text:style-name="P23"><text:span text:style-name="T14"><text:s text:c="12"/></text:span><text:span text:style-name="T172">requirement</text:span><text:span text:style-name="T14">.directive(</text:span></text:p>
      <text:p text:style-name="P23"><text:span text:style-name="T14"><text:s text:c="20"/>BundleNamespace.</text:span><text:span text:style-name="T156">REQUIREMENT_VISIBILITY_DIRECTIVE</text:span><text:span text:style-name="T14">, BundleNamespace.</text:span><text:span text:style-name="T156">VISIBILITY_REEXPORT</text:span><text:span text:style-name="T14">);</text:span></text:p>
      <text:p text:style-name="P22"><text:span text:style-name="T14"><text:s text:c="8"/>}</text:span></text:p>
      <text:p text:style-name="P18"/>
      <text:p text:style-name="P22"><text:span text:style-name="T14"><text:s text:c="8"/></text:span><text:span text:style-name="T159">resource</text:span><text:span text:style-name="T14">.add(</text:span><text:span text:style-name="T172">requirement</text:span><text:span text:style-name="T14">);</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provided</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ServiceLoaderCap(Provides </text:span><text:span text:style-name="T172">provided</text:span><text:span text:style-name="T14">) {</text:span></text:p>
      <text:p text:style-name="P22"><text:span text:style-name="T14"><text:s text:c="8"/>String </text:span><text:span text:style-name="T172">service</text:span><text:span text:style-name="T14"> = </text:span><text:span text:style-name="T172">provided</text:span><text:span text:style-name="T14">.service();</text:span></text:p>
      <text:p text:style-name="P22"><text:span text:style-name="T14"><text:s text:c="8"/></text:span><text:span text:style-name="T178">// </text:span><text:span text:style-name="T164">TODO</text:span><text:span text:style-name="T178"> Handle internal classes. E.g. stop at $</text:span></text:p>
      <text:p text:style-name="P22"><text:span text:style-name="T14"><text:s text:c="8"/>String </text:span><text:span text:style-name="T172">pack</text:span><text:span text:style-name="T14"> = </text:span><text:span text:style-name="T172">service</text:span><text:span text:style-name="T14">.substring(0, </text:span><text:span text:style-name="T172">service</text:span><text:span text:style-name="T14">.lastIndexOf(</text:span><text:span text:style-name="T161">'.'</text:span><text:span text:style-name="T14">) - 1);</text:span></text:p>
      <text:p text:style-name="P18"/>
      <text:p text:style-name="P22"><text:span text:style-name="T14"><text:s text:c="8"/></text:span><text:span text:style-name="T159">resource</text:span><text:span text:style-name="T14">.add(</text:span><text:span text:style-name="T15">capability</text:span><text:span text:style-name="T14">(</text:span><text:span text:style-name="T156">SERVICELOADER_NAMESPACE</text:span><text:span text:style-name="T14">, </text:span><text:span text:style-name="T172">service</text:span><text:span text:style-name="T14">)</text:span></text:p>
      <text:p text:style-name="P22"><text:span text:style-name="T14"><text:s text:c="16"/>.directive(</text:span><text:span text:style-name="T156">CAPABILITY_USES_DIRECTIVE</text:span><text:span text:style-name="T14">, </text:span><text:span text:style-name="T172">pack</text:span><text:span text:style-name="T14">));</text:span></text:p>
      <text:p text:style-name="P22"><text:span text:style-name="T14"><text:s text:c="4"/>}</text:span></text:p>
      <text:p text:style-name="P22"><text:span text:style-name="T14"><text:s text:c="4"/></text:span></text:p>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used</text:span></text:p>
      <text:p text:style-name="P22"><text:span text:style-name="T146"><text:s text:c="5"/>*/</text:span></text:p>
      <text:p text:style-name="P22"><text:span text:style-name="T14"><text:s text:c="4"/></text:span><text:span text:style-name="T142">private</text:span><text:span text:style-name="T14"> </text:span><text:span text:style-name="T142">void</text:span><text:span text:style-name="T14"> addServiceLoaderReq(String </text:span><text:span text:style-name="T172">used</text:span><text:span text:style-name="T14">) {</text:span></text:p>
      <text:p text:style-name="P22"><text:span text:style-name="T14"><text:s text:c="8"/></text:span><text:span text:style-name="T159">resource</text:span><text:span text:style-name="T14">.add(</text:span><text:span text:style-name="T15">requirement</text:span><text:span text:style-name="T14">(</text:span><text:span text:style-name="T156">SERVICELOADER_NAMESPACE</text:span><text:span text:style-name="T14">, </text:span><text:span text:style-name="T172">used</text:span><text:span text:style-name="T14">)</text:span></text:p>
      <text:p text:style-name="P22"><text:span text:style-name="T14"><text:s text:c="16"/>.directive(</text:span><text:span text:style-name="T156">REQUIREMENT_RESOLUTION_DIRECTIVE</text:span><text:span text:style-name="T14">, </text:span><text:span text:style-name="T156">RESOLUTION_OPTIONAL</text:span><text:span text:style-name="T14">)</text:span></text:p>
      <text:p text:style-name="P22"><text:span text:style-name="T14"><text:s text:c="16"/></text:span><text:span text:style-name="T178">// </text:span><text:span text:style-name="T164">TODO</text:span><text:span text:style-name="T178"> Remove this?</text:span></text:p>
      <text:p text:style-name="P22"><text:span text:style-name="T14"><text:s text:c="16"/>.directive(</text:span><text:span text:style-name="T156">REQUIREMENT_CARDINALITY_DIRECTIVE</text:span><text:span text:style-name="T14">, </text:span><text:span text:style-name="T156">CARDINALITY_MULTIPLE</text:span><text:span text:style-name="T14">)); <text:s text:c="7"/></text:span></text:p>
      <text:p text:style-name="P22"><text:span text:style-name="T14"><text:s text:c="4"/>}</text:span></text:p>
      <text:p text:style-name="P18"/>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jmodVersion</text:span></text:p>
      <text:p text:style-name="P22"><text:span text:style-name="T146"><text:s text:c="5"/>* </text:span><text:span text:style-name="T164">@return</text:span></text:p>
      <text:p text:style-name="P22"><text:span text:style-name="T146"><text:s text:c="5"/>*/</text:span></text:p>
      <text:p text:style-name="P22"><text:span text:style-name="T14"><text:s text:c="4"/></text:span><text:span text:style-name="T142">private</text:span><text:span text:style-name="T14"> </text:span><text:span text:style-name="T142">static</text:span><text:span text:style-name="T14"> Version getOsgiVersion(String </text:span><text:span text:style-name="T172">jmodVersion</text:span><text:span text:style-name="T14">) {</text:span></text:p>
      <text:p text:style-name="P22"><text:span text:style-name="T14"><text:s text:c="8"/>Pattern </text:span><text:span text:style-name="T172">number</text:span><text:span text:style-name="T14"> = Pattern.</text:span><text:span text:style-name="T15">compile</text:span><text:span text:style-name="T14">(</text:span><text:span text:style-name="T161">"(\\d+)\\.?"</text:span><text:span text:style-name="T14">);</text:span></text:p>
      <text:p text:style-name="P22"><text:span text:style-name="T14"><text:s text:c="8"/>Matcher </text:span><text:span text:style-name="T172">match</text:span><text:span text:style-name="T14"> = </text:span><text:span text:style-name="T172">number</text:span><text:span text:style-name="T14">.matcher(</text:span><text:span text:style-name="T172">jmodVersion</text:span><text:span text:style-name="T14">);</text:span></text:p>
      <text:p text:style-name="P18"/>
      <text:p text:style-name="P22"><text:span text:style-name="T14"><text:s text:c="8"/></text:span><text:span text:style-name="T142">int</text:span><text:span text:style-name="T14"> </text:span><text:span text:style-name="T172">major</text:span><text:span text:style-name="T14"> = Integer.</text:span><text:span text:style-name="T15">parseInt</text:span><text:span text:style-name="T14">(</text:span><text:span text:style-name="T15">matchOrDefault</text:span><text:span text:style-name="T14">(</text:span><text:span text:style-name="T172">match</text:span><text:span text:style-name="T14">, 1, </text:span><text:span text:style-name="T161">"0"</text:span><text:span text:style-name="T14">));</text:span></text:p>
      <text:p text:style-name="P22"><text:span text:style-name="T14"><text:s text:c="8"/></text:span><text:span text:style-name="T142">int</text:span><text:span text:style-name="T14"> </text:span><text:span text:style-name="T172">minor</text:span><text:span text:style-name="T14"> = Integer.</text:span><text:span text:style-name="T15">parseInt</text:span><text:span text:style-name="T14">(</text:span><text:span text:style-name="T15">matchOrDefault</text:span><text:span text:style-name="T14">(</text:span><text:span text:style-name="T172">match</text:span><text:span text:style-name="T14">, 1, </text:span><text:span text:style-name="T161">"0"</text:span><text:span text:style-name="T14">));</text:span></text:p>
      <text:p text:style-name="P22"><text:span text:style-name="T14"><text:s text:c="8"/></text:span><text:span text:style-name="T142">int</text:span><text:span text:style-name="T14"> </text:span><text:span text:style-name="T172">micro</text:span><text:span text:style-name="T14"> = Integer.</text:span><text:span text:style-name="T15">parseInt</text:span><text:span text:style-name="T14">(</text:span><text:span text:style-name="T15">matchOrDefault</text:span><text:span text:style-name="T14">(</text:span><text:span text:style-name="T172">match</text:span><text:span text:style-name="T14">, 1, </text:span><text:span text:style-name="T161">"0"</text:span><text:span text:style-name="T14">));</text:span></text:p>
      <text:p text:style-name="P18"/>
      <text:p text:style-name="P22"><text:span text:style-name="T14"><text:s text:c="8"/></text:span><text:span text:style-name="T142">return</text:span><text:span text:style-name="T14"> </text:span><text:span text:style-name="T142">new</text:span><text:span text:style-name="T14"> Version(</text:span><text:span text:style-name="T172">major</text:span><text:span text:style-name="T14">, </text:span><text:span text:style-name="T172">minor</text:span><text:span text:style-name="T14">, </text:span><text:span text:style-name="T172">micro</text:span><text:span text:style-name="T14">);</text:span></text:p>
      <text:p text:style-name="P22"><text:span text:style-name="T14"><text:s text:c="4"/>}</text:span></text:p>
      <text:p text:style-name="P18"/>
      <text:p text:style-name="P22"><text:span text:style-name="T14"><text:s text:c="4"/></text:span><text:span text:style-name="T146">/**</text:span></text:p>
      <text:p text:style-name="P22"><text:span text:style-name="T146"><text:s text:c="5"/>* </text:span></text:p>
      <text:p text:style-name="P22"><text:span text:style-name="T146"><text:s text:c="5"/>* </text:span><text:span text:style-name="T164">@param</text:span><text:span text:style-name="T146"> match</text:span></text:p>
      <text:p text:style-name="P22"><text:soft-page-break/><text:span text:style-name="T146"><text:s text:c="5"/>* </text:span><text:span text:style-name="T164">@param</text:span><text:span text:style-name="T146"> group</text:span></text:p>
      <text:p text:style-name="P22"><text:span text:style-name="T146"><text:s text:c="5"/>* </text:span><text:span text:style-name="T164">@param</text:span><text:span text:style-name="T146"> def</text:span></text:p>
      <text:p text:style-name="P22"><text:span text:style-name="T146"><text:s text:c="5"/>* </text:span><text:span text:style-name="T164">@return</text:span></text:p>
      <text:p text:style-name="P22"><text:span text:style-name="T146"><text:s text:c="5"/>*/</text:span></text:p>
      <text:p text:style-name="P22"><text:span text:style-name="T14"><text:s text:c="4"/></text:span><text:span text:style-name="T142">private</text:span><text:span text:style-name="T14"> </text:span><text:span text:style-name="T142">static</text:span><text:span text:style-name="T14"> String matchOrDefault(Matcher </text:span><text:span text:style-name="T172">match</text:span><text:span text:style-name="T14">, </text:span><text:span text:style-name="T142">int</text:span><text:span text:style-name="T14"> </text:span><text:span text:style-name="T172">group</text:span><text:span text:style-name="T14">, String </text:span><text:span text:style-name="T172">def</text:span><text:span text:style-name="T14">) {</text:span></text:p>
      <text:p text:style-name="P22"><text:span text:style-name="T14"><text:s text:c="8"/></text:span><text:span text:style-name="T142">return</text:span><text:span text:style-name="T14"> </text:span><text:span text:style-name="T172">match</text:span><text:span text:style-name="T14">.find() ? </text:span><text:span text:style-name="T172">match</text:span><text:span text:style-name="T14">.group(</text:span><text:span text:style-name="T172">group</text:span><text:span text:style-name="T14">) : </text:span><text:span text:style-name="T172">def</text:span><text:span text:style-name="T14">;</text:span></text:p>
      <text:p text:style-name="P22"><text:span text:style-name="T14"><text:s text:c="4"/>}</text:span></text:p>
      <text:p text:style-name="P13"><text:span text:style-name="T14">}</text:span></text:p>
      <text:h text:style-name="P4" text:outline-level="1">Data Transfer Objects</text:h>
      <text:p text:style-name="P60">RFC 185 defines Data Transfer Objects as a generic means for management solutions to interact with runtime entities in an OSGi Framework. DTOs provides a common, easily serializable representation of the technology.</text:p>
      <text:p text:style-name="P60">For all new functionality added to the OSGi Framework the question should be asked: would this feature benefit from a DTO? The expectation is that in most cases it would.</text:p>
      <text:p text:style-name="P60">The DTOs for the design in this RFC should be described here and if there are no DTOs being defined an explanation should be given explaining why this is not applicable in this case.</text:p>
      <text:p text:style-name="P60">This section is optional and could also be provided in a separate RFC.</text:p>
      <text:h text:style-name="P4" text:outline-level="1">Javadoc</text:h>
      <text:p text:style-name="P61"><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4" text:outline-level="1"><text:soft-page-break/>Considered Alternatives</text:h>
      <text:p text:style-name="P37">For posterity, record the design alternatives that were considered but rejected along with the reason for rejection. This is especially important for external/earlier solutions that were deemed not applicable.</text:p>
      <text:h text:style-name="P4" text:outline-level="1">Security Considerations</text:h>
      <text:p text:style-name="P37">Description of all known vulnerabilities this may either introduce or address as well as scenarios of how the weaknesses could be circumvented.</text:p>
      <text:h text:style-name="P4" text:outline-level="1">Document Support</text:h>
      <text:h text:style-name="P24" text:outline-level="2">References</text:h>
      <text:list xml:id="list787095328" text:style-name="WW8Num3">
        <text:list-item>
          <text:p text:style-name="P75"><text:bookmark-start text:name="_Ref493020620"/>Bradner, S., Key words for use in RFCs to Indicate Requirement Levels, RFC2119, March 1997.<text:bookmark-end text:name="_Ref493020620"/></text:p>
        </text:list-item>
        <text:list-item>
          <text:p text:style-name="P75">Software Requirements &amp; Specifications. Michael Jackson. ISBN 0-201-87712-0</text:p>
        </text:list-item>
      </text:list>
      <text:p text:style-name="P9"/>
      <text:p text:style-name="P33"><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4" text:outline-level="2">Author’s Address</text:h>
      <text:p text:style-name="P33"/>
      <table:table table:name="Table2" table:style-name="Table2">
        <table:table-column table:style-name="Table2.A"/>
        <table:table-column table:style-name="Table2.B"/>
        <text:soft-page-break/>
        <table:table-row table:style-name="Table2.1">
          <table:table-cell table:style-name="Table2.A1" office:value-type="string">
            <text:p text:style-name="P68">Name</text:p>
          </table:table-cell>
          <table:table-cell table:style-name="Table2.B1" office:value-type="string">
            <text:p text:style-name="P67">Todor Boev</text:p>
          </table:table-cell>
        </table:table-row>
        <table:table-row table:style-name="Table2.1">
          <table:table-cell table:style-name="Table2.A1" office:value-type="string">
            <text:p text:style-name="P68">Company</text:p>
          </table:table-cell>
          <table:table-cell table:style-name="Table2.B1" office:value-type="string">
            <text:p text:style-name="P67">Software AG</text:p>
          </table:table-cell>
        </table:table-row>
        <table:table-row table:style-name="Table2.1">
          <table:table-cell table:style-name="Table2.A1" office:value-type="string">
            <text:p text:style-name="P68">Address</text:p>
          </table:table-cell>
          <table:table-cell table:style-name="Table2.B1" office:value-type="string">
            <text:p text:style-name="P68"/>
          </table:table-cell>
        </table:table-row>
        <table:table-row table:style-name="Table2.1">
          <table:table-cell table:style-name="Table2.A1" office:value-type="string">
            <text:p text:style-name="P68">Voice</text:p>
          </table:table-cell>
          <table:table-cell table:style-name="Table2.B1" office:value-type="string">
            <text:p text:style-name="P68"/>
          </table:table-cell>
        </table:table-row>
        <table:table-row table:style-name="Table2.1">
          <table:table-cell table:style-name="Table2.A1" office:value-type="string">
            <text:p text:style-name="P70">e-mail</text:p>
          </table:table-cell>
          <table:table-cell table:style-name="Table2.B1" office:value-type="string">
            <text:p text:style-name="P69">todor.boev@softwareag.com</text:p>
          </table:table-cell>
        </table:table-row>
      </table:table>
      <text:p text:style-name="P33"/>
      <text:h text:style-name="P24" text:outline-level="2">Acronyms and Abbreviations</text:h>
      <text:p text:style-name="P33"/>
      <text:h text:style-name="P24" text:outline-level="2">End of Document</text:h>
      <text:p text:style-name="P3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61406D9F1B8C46FE.png" xlink:type="simple" xlink:show="embed" xlink:actuate="onLoad" loext:mime-type="image/png"/></draw:frame><text:tab/><text:user-defined style:data-style-name="N0" text:name="RFC Title">Resource Encoding For Java Modles</text:user-defined><text:tab/>Page <text:page-number text:select-page="current">13</text:page-number><text:s/>of <text:page-count style:num-format="1">15</text:page-count></text:p>
        <text:p text:style-name="Header"/>
        <text:p text:style-name="Header"><text:tab/>Draft<text:tab/> <text:modification-date style:data-style-name="N76">September 17,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17</meta:editing-cycles>
    <meta:editing-duration>PT19H11M11S</meta:editing-duration>
    <meta:initial-creator>David Bosschaert</meta:initial-creator>
    <dc:date>2019-09-17T10:28:20.119197569</dc:date>
    <dc:title>Resource Encoding For Java Modles</dc:title>
    <meta:document-statistic meta:table-count="2" meta:image-count="2" meta:object-count="0" meta:page-count="15" meta:paragraph-count="346" meta:word-count="4270" meta:character-count="30488" meta:non-whitespace-character-count="25105"/>
    <meta:user-defined meta:name="Info"/>
    <meta:user-defined meta:name="Info 3"/>
    <meta:user-defined meta:name="Info 4"/>
    <meta:user-defined meta:name="RFC Title">Resource Encoding For Java Modles</meta:user-defined>
  </office:meta>
</office:document-meta>
</file>